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866cm"/>
    </style:style>
    <style:style style:name="co7" style:family="table-column">
      <style:table-column-properties fo:break-before="auto" style:column-width="0.751cm"/>
    </style:style>
    <style:style style:name="co8" style:family="table-column">
      <style:table-column-properties fo:break-before="auto" style:column-width="4.06cm"/>
    </style:style>
    <style:style style:name="co9" style:family="table-column">
      <style:table-column-properties fo:break-before="auto" style:column-width="1.464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3.29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992cm"/>
    </style:style>
    <style:style style:name="co14" style:family="table-column">
      <style:table-column-properties fo:break-before="auto" style:column-width="3.152cm"/>
    </style:style>
    <style:style style:name="co15" style:family="table-column">
      <style:table-column-properties fo:break-before="auto" style:column-width="2.656cm"/>
    </style:style>
    <style:style style:name="co16" style:family="table-column">
      <style:table-column-properties fo:break-before="auto" style:column-width="2.782cm"/>
    </style:style>
    <style:style style:name="co17" style:family="table-column">
      <style:table-column-properties fo:break-before="auto" style:column-width="4.634cm"/>
    </style:style>
    <style:style style:name="co18" style:family="table-column">
      <style:table-column-properties fo:break-before="auto" style:column-width="12.397cm"/>
    </style:style>
    <style:style style:name="co19" style:family="table-column">
      <style:table-column-properties fo:break-before="auto" style:column-width="3.156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2.692cm"/>
    </style:style>
    <style:style style:name="co22" style:family="table-column">
      <style:table-column-properties fo:break-before="auto" style:column-width="2.265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0.99pt solid #000000" fo:border-right="0.11pt solid #000000" fo:border-top="0.99pt solid #000000" style:vertical-align="middle"/>
    </style:style>
    <style:style style:name="ce3" style:family="table-cell" style:parent-style-name="Default">
      <style:table-cell-properties fo:border-bottom="0.06pt solid #000000" fo:border-left="0.99pt solid #000000" fo:border-right="0.06pt solid #000000" fo:border-top="0.99pt solid #000000" style:vertical-align="middle"/>
    </style:style>
    <style:style style:name="ce4" style:family="table-cell" style:parent-style-name="Default">
      <style:table-cell-properties fo:border-bottom="0.99pt solid #000000" fo:border-left="0.99pt solid #000000" fo:border-right="0.06pt solid #000000" fo:border-top="0.06pt solid #000000" style:vertical-align="middle"/>
    </style:style>
    <style:style style:name="ce5" style:family="table-cell" style:parent-style-name="Default">
      <style:table-cell-properties fo:border-bottom="0.51pt solid #000000" fo:border-left="0.99pt solid #000000" fo:border-right="0.51pt solid #000000" fo:border-top="0.99pt solid #000000" style:vertical-align="middle"/>
    </style:style>
    <style:style style:name="ce6" style:family="table-cell" style:parent-style-name="Default">
      <style:table-cell-properties fo:border-bottom="0.51pt solid #000000" fo:border-left="0.99pt solid #000000" fo:border-right="0.51pt solid #000000" fo:border-top="0.51pt solid #000000" style:vertical-align="middle"/>
    </style:style>
    <style:style style:name="ce7" style:family="table-cell" style:parent-style-name="Default">
      <style:table-cell-properties fo:border-bottom="0.99pt solid #000000" fo:border-left="0.99pt solid #000000" fo:border-right="0.51pt solid #000000" fo:border-top="0.51pt solid #000000" style:vertical-align="middle"/>
    </style:style>
    <style:style style:name="ce40" style:family="table-cell" style:parent-style-name="Default">
      <style:table-cell-properties fo:border="0.51pt solid #000000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99pt solid #000000" fo:border-left="0.11pt solid #000000" fo:border-right="0.11pt solid #000000" fo:border-top="0.99pt solid #000000" style:vertical-align="middl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99pt solid #000000" style:vertical-align="middle"/>
    </style:style>
    <style:style style:name="ce12" style:family="table-cell" style:parent-style-name="Default">
      <style:table-cell-properties fo:border-bottom="0.99pt solid #000000" fo:border-left="0.06pt solid #000000" fo:border-right="0.06pt solid #000000" fo:border-top="0.06pt solid #000000" style:vertical-align="middle"/>
    </style:style>
    <style:style style:name="ce13" style:family="table-cell" style:parent-style-name="Default">
      <style:table-cell-properties fo:border-bottom="0.51pt solid #000000" fo:border-left="0.51pt solid #000000" fo:border-right="0.51pt solid #000000" fo:border-top="0.99pt solid #000000" style:vertical-align="middle"/>
    </style:style>
    <style:style style:name="ce14" style:family="table-cell" style:parent-style-name="Default">
      <style:table-cell-properties fo:border-bottom="0.99pt solid #000000" fo:border-left="0.51pt solid #000000" fo:border-right="0.51pt solid #000000" fo:border-top="0.51pt solid #000000" style:vertical-align="middle"/>
    </style:style>
    <style:style style:name="ce15" style:family="table-cell" style:parent-style-name="Default">
      <style:table-cell-properties fo:border-bottom="0.99pt solid #000000" style:text-align-source="fix" style:repeat-content="false" fo:border-left="0.11pt solid #000000" fo:border-right="0.11pt solid #000000" fo:border-top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99pt solid #000000" style:text-align-source="fix" style:repeat-content="false" fo:border-left="0.11pt solid #000000" fo:border-right="0.11pt solid #000000" fo:border-top="0.99pt solid #000000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30" style:family="table-cell" style:parent-style-name="Default">
      <style:table-cell-properties fo:border-bottom="0.99pt solid #000000" fo:border-left="0.11pt solid #000000" fo:border-right="0.99pt solid #000000" fo:border-top="0.99pt solid #000000" style:vertical-align="middle"/>
    </style:style>
    <style:style style:name="ce31" style:family="table-cell" style:parent-style-name="Default">
      <style:table-cell-properties fo:border-bottom="0.06pt solid #000000" fo:border-left="0.06pt solid #000000" fo:border-right="0.99pt solid #000000" fo:border-top="0.99pt solid #000000" style:vertical-align="middle"/>
    </style:style>
    <style:style style:name="ce32" style:family="table-cell" style:parent-style-name="Default">
      <style:table-cell-properties fo:border-bottom="0.99pt solid #000000" fo:border-left="0.06pt solid #000000" fo:border-right="0.99pt solid #000000" fo:border-top="0.06pt solid #000000" style:vertical-align="middle"/>
    </style:style>
    <style:style style:name="ce33" style:family="table-cell" style:parent-style-name="Default">
      <style:table-cell-properties fo:border-bottom="0.51pt solid #000000" fo:border-left="0.51pt solid #000000" fo:border-right="0.99pt solid #000000" fo:border-top="0.99pt solid #000000" style:vertical-align="middle"/>
    </style:style>
    <style:style style:name="ce34" style:family="table-cell" style:parent-style-name="Default">
      <style:table-cell-properties fo:border-bottom="0.51pt solid #000000" fo:border-left="0.51pt solid #000000" fo:border-right="0.99pt solid #000000" fo:border-top="0.51pt solid #000000" style:vertical-align="middle"/>
    </style:style>
    <style:style style:name="ce35" style:family="table-cell" style:parent-style-name="Default">
      <style:table-cell-properties fo:border-bottom="0.99pt solid #000000" fo:border-left="0.51pt solid #000000" fo:border-right="0.99pt solid #000000" fo:border-top="0.51pt solid #000000" style:vertical-align="middle"/>
    </style:style>
    <style:style style:name="ce68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office:forms form:automatic-focus="false" form:apply-design-mode="false"/>
        <table:table-column table:style-name="co1" table:visibility="collapse" table:default-cell-style-name="ce9"/>
        <table:table-column table:style-name="co2" table:visibility="collapse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1"/>
        <table:table-column table:style-name="co8" table:default-cell-style-name="ce28"/>
        <table:table-column table:style-name="co9" table:default-cell-style-name="ce9"/>
        <table:table-column table:style-name="co10" table:default-cell-style-name="ce2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2" table:number-columns-repeated="38" table:default-cell-style-name="ce9"/>
        <table:table-row table:style-name="ro1">
          <table:table-cell table:style-name="ce1" office:value-type="string" calcext:value-type="string">
            <text:p>tábla neve</text:p>
          </table:table-cell>
          <table:table-cell table:style-name="ce1" office:value-type="string" calcext:value-type="string">
            <text:p>tulajdonság</text:p>
          </table:table-cell>
          <table:table-cell table:style-name="ce1" office:value-type="string" calcext:value-type="string">
            <text:p>Tábla</text:p>
            <text:p>AB neve</text:p>
          </table:table-cell>
          <table:table-cell table:style-name="ce1" office:value-type="string" calcext:value-type="string">
            <text:p>Tulajdonság</text:p>
            <text:p>AB neve</text:p>
          </table:table-cell>
          <table:table-cell table:style-name="ce1" office:value-type="string" calcext:value-type="string">
            <text:p>típus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default</text:p>
          </table:table-cell>
          <table:table-cell table:style-name="ce21"/>
          <table:table-cell table:style-name="ce1" office:value-type="string" calcext:value-type="string">
            <text:p>típus</text:p>
          </table:table-cell>
          <table:table-cell table:style-name="ce1" office:value-type="string" calcext:value-type="string">
            <text:p>domain</text:p>
          </table:table-cell>
          <table:table-cell table:style-name="ce21" table:number-columns-repeated="3"/>
          <table:table-cell table:style-name="ce1" office:value-type="string" calcext:value-type="string">
            <text:p>DDL</text:p>
          </table:table-cell>
          <table:table-cell table:style-name="ce21" table:number-columns-repeated="38"/>
        </table:table-row>
        <table:table-row table:style-name="ro2">
          <table:table-cell table:style-name="ce2" office:value-type="string" calcext:value-type="string">
            <text:p>SZEREP</text:p>
          </table:table-cell>
          <table:table-cell table:style-name="ce10" office:value-type="string" calcext:value-type="string">
            <text:p>szerep</text:p>
          </table:table-cell>
          <table:table-cell table:style-name="ce10" office:value-type="string" calcext:value-type="string">
            <text:p>SZEREP</text:p>
          </table:table-cell>
          <table:table-cell table:style-name="ce10" office:value-type="string" calcext:value-type="string">
            <text:p>szerep</text:p>
          </table:table-cell>
          <table:table-cell table:style-name="ce10" office:value-type="string" calcext:value-type="string">
            <text:p>VARCHAR(25)</text:p>
          </table:table-cell>
          <table:table-cell table:style-name="ce10" office:value-type="string" calcext:value-type="string">
            <text:p>d_szerep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table:style-name="ce68" office:value-type="string" calcext:value-type="string">
            <text:p>VARCHAR(12)</text:p>
          </table:table-cell>
          <table:table-cell table:style-name="ce68" office:value-type="string" calcext:value-type="string">
            <text:p>d_cikk</text:p>
          </table:table-cell>
          <table:table-cell table:formula="of:=[.N2]" office:value-type="string" office:string-value="d_cikk" calcext:value-type="string">
            <text:p>d_cikk</text:p>
          </table:table-cell>
          <table:table-cell table:formula="of:=[.M2]" office:value-type="string" office:string-value="VARCHAR(12)" calcext:value-type="string">
            <text:p>VARCHAR(12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];&quot;; &quot;;&quot;create domain &quot;;[.O2];&quot; as &quot;;[.P2];[.Q2])" office:value-type="string" office:string-value="drop domain if exists d_cikk; create domain d_cikk as VARCHAR(12);" calcext:value-type="string">
            <text:p>drop domain if exists d_cikk; create domain d_cikk as VARCHAR(12);</text:p>
          </table:table-cell>
          <table:table-cell table:number-columns-repeated="38"/>
        </table:table-row>
        <table:table-row table:style-name="ro2">
          <table:table-cell table:style-name="ce2" office:value-type="string" calcext:value-type="string">
            <text:p>MÉRTÉKEGYSÉG</text:p>
          </table:table-cell>
          <table:table-cell table:style-name="ce10" office:value-type="string" calcext:value-type="string">
            <text:p>mértékegység</text:p>
          </table:table-cell>
          <table:table-cell table:style-name="ce10" office:value-type="string" calcext:value-type="string">
            <text:p>ME</text:p>
          </table:table-cell>
          <table:table-cell table:style-name="ce10" office:value-type="string" calcext:value-type="string">
            <text:p>me</text:p>
          </table:table-cell>
          <table:table-cell table:style-name="ce10" office:value-type="string" calcext:value-type="string">
            <text:p>VARCHAR(10)</text:p>
          </table:table-cell>
          <table:table-cell table:style-name="ce10" office:value-type="string" calcext:value-type="string">
            <text:p>d_megyseg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table:style-name="ce68" office:value-type="string" calcext:value-type="string">
            <text:p>TIMESTAMP(0)</text:p>
          </table:table-cell>
          <table:table-cell table:style-name="ce68" office:value-type="string" calcext:value-type="string">
            <text:p>d_curidobelyeg</text:p>
          </table:table-cell>
          <table:table-cell table:formula="of:=[.N3]" office:value-type="string" office:string-value="d_curidobelyeg" calcext:value-type="string">
            <text:p>d_curidobelyeg</text:p>
          </table:table-cell>
          <table:table-cell table:formula="of:=[.M3]" office:value-type="string" office:string-value="TIMESTAMP(0)" calcext:value-type="string">
            <text:p>TIMESTAMP(0)</text:p>
          </table:table-cell>
          <table:table-cell office:value-type="string" calcext:value-type="string">
            <text:p><text:s/>default current_timestamp;</text:p>
          </table:table-cell>
          <table:table-cell table:formula="of:=CONCATENATE(&quot;drop domain if exists &quot;;[.O3];&quot;; &quot;;&quot;create domain &quot;;[.O3];&quot; as &quot;;[.P3];[.Q3])" office:value-type="string" office:string-value="drop domain if exists d_curidobelyeg; create domain d_curidobelyeg as TIMESTAMP(0) default current_timestamp;" calcext:value-type="string">
            <text:p>drop domain if exists d_curidobelyeg; create domain d_curidobelyeg as TIMESTAMP(0) default current_timestamp;</text:p>
          </table:table-cell>
          <table:table-cell table:number-columns-repeated="38"/>
        </table:table-row>
        <table:table-row table:style-name="ro2">
          <table:table-cell table:style-name="ce2" office:value-type="string" calcext:value-type="string">
            <text:p>MINŐSÍTÉS</text:p>
          </table:table-cell>
          <table:table-cell table:style-name="ce10" office:value-type="string" calcext:value-type="string">
            <text:p>minősítés</text:p>
          </table:table-cell>
          <table:table-cell table:style-name="ce10" office:value-type="string" calcext:value-type="string">
            <text:p>MINOSITES</text:p>
          </table:table-cell>
          <table:table-cell table:style-name="ce10" office:value-type="string" calcext:value-type="string">
            <text:p>minosites</text:p>
          </table:table-cell>
          <table:table-cell table:style-name="ce10" office:value-type="string" calcext:value-type="string">
            <text:p>VARCHAR(20)</text:p>
          </table:table-cell>
          <table:table-cell table:style-name="ce10" office:value-type="string" calcext:value-type="string">
            <text:p>d_minosites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d_datum</text:p>
          </table:table-cell>
          <table:table-cell table:formula="of:=[.N4]" office:value-type="string" office:string-value="d_datum" calcext:value-type="string">
            <text:p>d_datum</text:p>
          </table:table-cell>
          <table:table-cell table:formula="of:=[.M4]" office:value-type="string" office:string-value="DATE" calcext:value-type="string">
            <text:p>DATE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4];&quot;; &quot;;&quot;create domain &quot;;[.O4];&quot; as &quot;;[.P4];[.Q4])" office:value-type="string" office:string-value="drop domain if exists d_datum; create domain d_datum as DATE;" calcext:value-type="string">
            <text:p>drop domain if exists d_datum; create domain d_datum as DATE;</text:p>
          </table:table-cell>
          <table:table-cell table:number-columns-repeated="38"/>
        </table:table-row>
        <table:table-row table:style-name="ro2">
          <table:table-cell table:style-name="ce2" office:value-type="string" calcext:value-type="string">
            <text:p>MŰKÖDÉSI MÓD</text:p>
          </table:table-cell>
          <table:table-cell table:style-name="ce10" office:value-type="string" calcext:value-type="string">
            <text:p>működési mód</text:p>
          </table:table-cell>
          <table:table-cell table:style-name="ce10" office:value-type="string" calcext:value-type="string">
            <text:p>MUKMOD</text:p>
          </table:table-cell>
          <table:table-cell table:style-name="ce10" office:value-type="string" calcext:value-type="string">
            <text:p>mukmod</text:p>
          </table:table-cell>
          <table:table-cell table:style-name="ce10" office:value-type="string" calcext:value-type="string">
            <text:p>VARCHAR(40)</text:p>
          </table:table-cell>
          <table:table-cell table:style-name="ce10" office:value-type="string" calcext:value-type="string">
            <text:p>d_mukmod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table:style-name="ce68" office:value-type="string" calcext:value-type="string">
            <text:p>VARCHAR(9)</text:p>
          </table:table-cell>
          <table:table-cell table:style-name="ce68" office:value-type="string" calcext:value-type="string">
            <text:p>d_eszkszam</text:p>
          </table:table-cell>
          <table:table-cell table:formula="of:=[.N5]" office:value-type="string" office:string-value="d_eszkszam" calcext:value-type="string">
            <text:p>d_eszkszam</text:p>
          </table:table-cell>
          <table:table-cell table:formula="of:=[.M5]" office:value-type="string" office:string-value="VARCHAR(9)" calcext:value-type="string">
            <text:p>VARCHAR(9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5];&quot;; &quot;;&quot;create domain &quot;;[.O5];&quot; as &quot;;[.P5];[.Q5])" office:value-type="string" office:string-value="drop domain if exists d_eszkszam; create domain d_eszkszam as VARCHAR(9);" calcext:value-type="string">
            <text:p>drop domain if exists d_eszkszam; create domain d_eszkszam as VARCHAR(9);</text:p>
          </table:table-cell>
          <table:table-cell table:number-columns-repeated="38"/>
        </table:table-row>
        <table:table-row table:style-name="ro2">
          <table:table-cell table:style-name="ce2" office:value-type="string" calcext:value-type="string">
            <text:p>ESZKÖZTÍPUS</text:p>
          </table:table-cell>
          <table:table-cell table:style-name="ce10" office:value-type="string" calcext:value-type="string">
            <text:p>eszköztípus</text:p>
          </table:table-cell>
          <table:table-cell table:style-name="ce10" office:value-type="string" calcext:value-type="string">
            <text:p>ESZKTIPUS</text:p>
          </table:table-cell>
          <table:table-cell table:style-name="ce10" office:value-type="string" calcext:value-type="string">
            <text:p>eszktipus</text:p>
          </table:table-cell>
          <table:table-cell table:style-name="ce10" office:value-type="string" calcext:value-type="string">
            <text:p>VARCHAR(40)</text:p>
          </table:table-cell>
          <table:table-cell table:style-name="ce10" office:value-type="string" calcext:value-type="string">
            <text:p>d_eszktipus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eszktipus</text:p>
          </table:table-cell>
          <table:table-cell table:formula="of:=[.N6]" office:value-type="string" office:string-value="d_eszktipus" calcext:value-type="string">
            <text:p>d_eszktipus</text:p>
          </table:table-cell>
          <table:table-cell table:formula="of:=[.M6]" office:value-type="string" office:string-value="VARCHAR(40)" calcext:value-type="string">
            <text:p>VARCHAR(4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6];&quot;; &quot;;&quot;create domain &quot;;[.O6];&quot; as &quot;;[.P6];[.Q6])" office:value-type="string" office:string-value="drop domain if exists d_eszktipus; create domain d_eszktipus as VARCHAR(40);" calcext:value-type="string">
            <text:p>drop domain if exists d_eszktipus; create domain d_eszktipus as VARCHAR(40);</text:p>
          </table:table-cell>
          <table:table-cell table:number-columns-repeated="38"/>
        </table:table-row>
        <table:table-row table:style-name="ro2">
          <table:table-cell table:style-name="ce2" office:value-type="string" calcext:value-type="string">
            <text:p>PARTNER</text:p>
          </table:table-cell>
          <table:table-cell table:style-name="ce10" office:value-type="string" calcext:value-type="string">
            <text:p>partnerkód</text:p>
          </table:table-cell>
          <table:table-cell table:style-name="ce10" office:value-type="string" calcext:value-type="string">
            <text:p>PARTNER</text:p>
          </table:table-cell>
          <table:table-cell table:style-name="ce10" office:value-type="string" calcext:value-type="string">
            <text:p>partnerkod</text:p>
          </table:table-cell>
          <table:table-cell table:style-name="ce10" office:value-type="string" calcext:value-type="string">
            <text:p>VARCHAR(4)</text:p>
          </table:table-cell>
          <table:table-cell table:style-name="ce10" office:value-type="string" calcext:value-type="string">
            <text:p>d_partnerkod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table:style-name="ce68" office:value-type="string" calcext:value-type="string">
            <text:p>VARCHAR(255)</text:p>
          </table:table-cell>
          <table:table-cell table:style-name="ce68" office:value-type="string" calcext:value-type="string">
            <text:p>d_fajl</text:p>
          </table:table-cell>
          <table:table-cell table:formula="of:=[.N7]" office:value-type="string" office:string-value="d_fajl" calcext:value-type="string">
            <text:p>d_fajl</text:p>
          </table:table-cell>
          <table:table-cell table:formula="of:=[.M7]" office:value-type="string" office:string-value="VARCHAR(255)" calcext:value-type="string">
            <text:p>VARCHAR(255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7];&quot;; &quot;;&quot;create domain &quot;;[.O7];&quot; as &quot;;[.P7];[.Q7])" office:value-type="string" office:string-value="drop domain if exists d_fajl; create domain d_fajl as VARCHAR(255);" calcext:value-type="string">
            <text:p>drop domain if exists d_fajl; create domain d_fajl as VARCHAR(255);</text:p>
          </table:table-cell>
          <table:table-cell table:number-columns-repeated="38"/>
        </table:table-row>
        <table:table-row table:style-name="ro2">
          <table:table-cell table:style-name="ce2" office:value-type="string" calcext:value-type="string">
            <text:p>PARTNER</text:p>
          </table:table-cell>
          <table:table-cell table:style-name="ce10" office:value-type="string" calcext:value-type="string">
            <text:p>partnernév</text:p>
          </table:table-cell>
          <table:table-cell table:style-name="ce10" office:value-type="string" calcext:value-type="string">
            <text:p>PARTNER</text:p>
          </table:table-cell>
          <table:table-cell table:style-name="ce10" office:value-type="string" calcext:value-type="string">
            <text:p>partnernev</text:p>
          </table:table-cell>
          <table:table-cell table:style-name="ce10" office:value-type="string" calcext:value-type="string">
            <text:p>VARCHAR(40)</text:p>
          </table:table-cell>
          <table:table-cell table:style-name="ce10" office:value-type="string" calcext:value-type="string">
            <text:p>d_nev</text:p>
          </table:table-cell>
          <table:table-cell table:style-name="ce15"/>
          <table:table-cell table:style-name="ce22"/>
          <table:table-cell table:style-name="ce10"/>
          <table:table-cell table:style-name="ce15" office:value-type="string" calcext:value-type="string">
            <text:p>X</text:p>
          </table:table-cell>
          <table:table-cell table:style-name="ce30"/>
          <table:table-cell/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fhnev</text:p>
          </table:table-cell>
          <table:table-cell table:formula="of:=[.N8]" office:value-type="string" office:string-value="d_fhnev" calcext:value-type="string">
            <text:p>d_fhnev</text:p>
          </table:table-cell>
          <table:table-cell table:formula="of:=[.M8]" office:value-type="string" office:string-value="VARCHAR(25)" calcext:value-type="string">
            <text:p>VARCHAR(25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8];&quot;; &quot;;&quot;create domain &quot;;[.O8];&quot; as &quot;;[.P8];[.Q8])" office:value-type="string" office:string-value="drop domain if exists d_fhnev; create domain d_fhnev as VARCHAR(25);" calcext:value-type="string">
            <text:p>drop domain if exists d_fhnev; create domain d_fhnev as VARCHAR(25);</text:p>
          </table:table-cell>
          <table:table-cell table:number-columns-repeated="38"/>
        </table:table-row>
        <table:table-row table:style-name="ro2">
          <table:table-cell table:style-name="ce3" office:value-type="string" calcext:value-type="string">
            <text:p>KÖLTSÉGHELY</text:p>
          </table:table-cell>
          <table:table-cell table:style-name="ce11" office:value-type="string" calcext:value-type="string">
            <text:p>költséghely kód</text:p>
          </table:table-cell>
          <table:table-cell table:style-name="ce11" office:value-type="string" calcext:value-type="string">
            <text:p>KOLTSEGHELY</text:p>
          </table:table-cell>
          <table:table-cell table:style-name="ce11" office:value-type="string" calcext:value-type="string">
            <text:p>ktghely</text:p>
          </table:table-cell>
          <table:table-cell table:style-name="ce11" office:value-type="string" calcext:value-type="string">
            <text:p>VARCHAR(8)</text:p>
          </table:table-cell>
          <table:table-cell table:style-name="ce11" office:value-type="string" calcext:value-type="string">
            <text:p>d_ktghely</text:p>
          </table:table-cell>
          <table:table-cell table:style-name="ce16" office:value-type="string" calcext:value-type="string">
            <text:p>X</text:p>
          </table:table-cell>
          <table:table-cell table:style-name="ce23"/>
          <table:table-cell table:style-name="ce11"/>
          <table:table-cell table:style-name="ce16"/>
          <table:table-cell table:style-name="ce31"/>
          <table:table-cell/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[.N9]" office:value-type="string" office:string-value="d_gravir" calcext:value-type="string">
            <text:p>d_gravir</text:p>
          </table:table-cell>
          <table:table-cell table:formula="of:=[.M9]" office:value-type="string" office:string-value="VARCHAR(10)" calcext:value-type="string">
            <text:p>VARCHAR(1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9];&quot;; &quot;;&quot;create domain &quot;;[.O9];&quot; as &quot;;[.P9];[.Q9])" office:value-type="string" office:string-value="drop domain if exists d_gravir; create domain d_gravir as VARCHAR(10);" calcext:value-type="string">
            <text:p>drop domain if exists d_gravir; create domain d_gravir as VARCHAR(10);</text:p>
          </table:table-cell>
          <table:table-cell table:number-columns-repeated="38"/>
        </table:table-row>
        <table:table-row table:style-name="ro2">
          <table:table-cell table:style-name="ce4" office:value-type="string" calcext:value-type="string">
            <text:p>KÖLTSÉGHELY</text:p>
          </table:table-cell>
          <table:table-cell table:style-name="ce12" office:value-type="string" calcext:value-type="string">
            <text:p>költséghely név</text:p>
          </table:table-cell>
          <table:table-cell table:style-name="ce12" office:value-type="string" calcext:value-type="string">
            <text:p>KOLTSEGHELY</text:p>
          </table:table-cell>
          <table:table-cell table:style-name="ce12" office:value-type="string" calcext:value-type="string">
            <text:p>ktghelynev</text:p>
          </table:table-cell>
          <table:table-cell table:style-name="ce12" office:value-type="string" calcext:value-type="string">
            <text:p>VARCHAR(40)</text:p>
          </table:table-cell>
          <table:table-cell table:style-name="ce12" office:value-type="string" calcext:value-type="string">
            <text:p>d_nev</text:p>
          </table:table-cell>
          <table:table-cell table:style-name="ce17"/>
          <table:table-cell table:style-name="ce24"/>
          <table:table-cell table:style-name="ce12"/>
          <table:table-cell table:style-name="ce17" office:value-type="string" calcext:value-type="string">
            <text:p>X</text:p>
          </table:table-cell>
          <table:table-cell table:style-name="ce32"/>
          <table:table-cell/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gysz</text:p>
          </table:table-cell>
          <table:table-cell table:formula="of:=[.N10]" office:value-type="string" office:string-value="d_gysz" calcext:value-type="string">
            <text:p>d_gysz</text:p>
          </table:table-cell>
          <table:table-cell table:formula="of:=[.M10]" office:value-type="string" office:string-value="VARCHAR(40)" calcext:value-type="string">
            <text:p>VARCHAR(4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10];&quot;; &quot;;&quot;create domain &quot;;[.O10];&quot; as &quot;;[.P10];[.Q10])" office:value-type="string" office:string-value="drop domain if exists d_gysz; create domain d_gysz as VARCHAR(40);" calcext:value-type="string">
            <text:p>drop domain if exists d_gysz; create domain d_gysz as VARCHAR(40);</text:p>
          </table:table-cell>
          <table:table-cell table:number-columns-repeated="38"/>
        </table:table-row>
        <table:table-row table:style-name="ro2">
          <table:table-cell table:style-name="ce5" office:value-type="string" calcext:value-type="string">
            <text:p>DOLGOZÓ</text:p>
          </table:table-cell>
          <table:table-cell table:style-name="ce13" office:value-type="string" calcext:value-type="string">
            <text:p>törzsszám</text:p>
          </table:table-cell>
          <table:table-cell table:style-name="ce13" office:value-type="string" calcext:value-type="string">
            <text:p>DOLGOZO</text:p>
          </table:table-cell>
          <table:table-cell table:style-name="ce13" office:value-type="string" calcext:value-type="string">
            <text:p>torzsszam</text:p>
          </table:table-cell>
          <table:table-cell table:style-name="ce13" office:value-type="string" calcext:value-type="string">
            <text:p>VARCHAR(5)</text:p>
          </table:table-cell>
          <table:table-cell table:style-name="ce13" office:value-type="string" calcext:value-type="string">
            <text:p>d_torzsszam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/>
          <table:table-cell table:style-name="ce68" office:value-type="string" calcext:value-type="string">
            <text:p>BOOLEAN</text:p>
          </table:table-cell>
          <table:table-cell table:style-name="ce68" office:value-type="string" calcext:value-type="string">
            <text:p>d_hamis</text:p>
          </table:table-cell>
          <table:table-cell table:formula="of:=[.N11]" office:value-type="string" office:string-value="d_hamis" calcext:value-type="string">
            <text:p>d_hamis</text:p>
          </table:table-cell>
          <table:table-cell table:formula="of:=[.M11]" office:value-type="string" office:string-value="BOOLEAN" calcext:value-type="string">
            <text:p>BOOLEAN</text:p>
          </table:table-cell>
          <table:table-cell office:value-type="string" calcext:value-type="string">
            <text:p><text:s/>default false;</text:p>
          </table:table-cell>
          <table:table-cell table:formula="of:=CONCATENATE(&quot;drop domain if exists &quot;;[.O11];&quot;; &quot;;&quot;create domain &quot;;[.O11];&quot; as &quot;;[.P11];[.Q11])" office:value-type="string" office:string-value="drop domain if exists d_hamis; create domain d_hamis as BOOLEAN default false;" calcext:value-type="string">
            <text:p>drop domain if exists d_hamis; create domain d_hamis as BOOLEAN default false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40" office:value-type="string" calcext:value-type="string">
            <text:p>vezetéknév</text:p>
          </table:table-cell>
          <table:table-cell table:style-name="ce40" office:value-type="string" calcext:value-type="string">
            <text:p>DOLGOZO</text:p>
          </table:table-cell>
          <table:table-cell table:style-name="ce40" office:value-type="string" calcext:value-type="string">
            <text:p>vnev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/>
          <table:table-cell table:style-name="ce68" office:value-type="string" calcext:value-type="string">
            <text:p>TIMESTAMP(0)</text:p>
          </table:table-cell>
          <table:table-cell table:style-name="ce68" office:value-type="string" calcext:value-type="string">
            <text:p>d_idobelyeg</text:p>
          </table:table-cell>
          <table:table-cell table:formula="of:=[.N12]" office:value-type="string" office:string-value="d_idobelyeg" calcext:value-type="string">
            <text:p>d_idobelyeg</text:p>
          </table:table-cell>
          <table:table-cell table:formula="of:=[.M12]" office:value-type="string" office:string-value="TIMESTAMP(0)" calcext:value-type="string">
            <text:p>TIMESTAMP(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12];&quot;; &quot;;&quot;create domain &quot;;[.O12];&quot; as &quot;;[.P12];[.Q12])" office:value-type="string" office:string-value="drop domain if exists d_idobelyeg; create domain d_idobelyeg as TIMESTAMP(0);" calcext:value-type="string">
            <text:p>drop domain if exists d_idobelyeg; create domain d_idobelyeg as TIMESTAMP(0)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40" office:value-type="string" calcext:value-type="string">
            <text:p>keresztnév</text:p>
          </table:table-cell>
          <table:table-cell table:style-name="ce40" office:value-type="string" calcext:value-type="string">
            <text:p>DOLGOZO</text:p>
          </table:table-cell>
          <table:table-cell table:style-name="ce40" office:value-type="string" calcext:value-type="string">
            <text:p>knev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/>
          <table:table-cell table:style-name="ce68" office:value-type="string" calcext:value-type="string">
            <text:p>BOOLEAN</text:p>
          </table:table-cell>
          <table:table-cell table:style-name="ce68" office:value-type="string" calcext:value-type="string">
            <text:p>d_igaz</text:p>
          </table:table-cell>
          <table:table-cell table:formula="of:=[.N13]" office:value-type="string" office:string-value="d_igaz" calcext:value-type="string">
            <text:p>d_igaz</text:p>
          </table:table-cell>
          <table:table-cell table:formula="of:=[.M13]" office:value-type="string" office:string-value="BOOLEAN" calcext:value-type="string">
            <text:p>BOOLEAN</text:p>
          </table:table-cell>
          <table:table-cell office:value-type="string" calcext:value-type="string">
            <text:p><text:s/>defalut true;</text:p>
          </table:table-cell>
          <table:table-cell table:formula="of:=CONCATENATE(&quot;drop domain if exists &quot;;[.O13];&quot;; &quot;;&quot;create domain &quot;;[.O13];&quot; as &quot;;[.P13];[.Q13])" office:value-type="string" office:string-value="drop domain if exists d_igaz; create domain d_igaz as BOOLEAN defalut true;" calcext:value-type="string">
            <text:p>drop domain if exists d_igaz; create domain d_igaz as BOOLEAN defalut true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40" office:value-type="string" calcext:value-type="string">
            <text:p>harmadik név</text:p>
          </table:table-cell>
          <table:table-cell table:style-name="ce40" office:value-type="string" calcext:value-type="string">
            <text:p>DOLGOZO</text:p>
          </table:table-cell>
          <table:table-cell table:style-name="ce40" office:value-type="string" calcext:value-type="string">
            <text:p>hnev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 office:value-type="string" calcext:value-type="string">
            <text:p>NULL</text:p>
          </table:table-cell>
          <table:table-cell/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[.N14]" office:value-type="string" office:string-value="d_int" calcext:value-type="string">
            <text:p>d_int</text:p>
          </table:table-cell>
          <table:table-cell table:formula="of:=[.M14]" office:value-type="string" office:string-value="INTEGER" calcext:value-type="string">
            <text:p>INTEGER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14];&quot;; &quot;;&quot;create domain &quot;;[.O14];&quot; as &quot;;[.P14];[.Q14])" office:value-type="string" office:string-value="drop domain if exists d_int; create domain d_int as INTEGER;" calcext:value-type="string">
            <text:p>drop domain if exists d_int; create domain d_int as INTEGER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40" office:value-type="string" calcext:value-type="string">
            <text:p>titulus</text:p>
          </table:table-cell>
          <table:table-cell table:style-name="ce40" office:value-type="string" calcext:value-type="string">
            <text:p>DOLGOZO</text:p>
          </table:table-cell>
          <table:table-cell table:style-name="ce40" office:value-type="string" calcext:value-type="string">
            <text:p>titulus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titulus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 office:value-type="string" calcext:value-type="string">
            <text:p>NULL</text:p>
          </table:table-cell>
          <table:table-cell/>
          <table:table-cell table:style-name="ce68" office:value-type="string" calcext:value-type="string">
            <text:p>TEXT</text:p>
          </table:table-cell>
          <table:table-cell table:style-name="ce68" office:value-type="string" calcext:value-type="string">
            <text:p>d_jelszo</text:p>
          </table:table-cell>
          <table:table-cell table:formula="of:=[.N15]" office:value-type="string" office:string-value="d_jelszo" calcext:value-type="string">
            <text:p>d_jelszo</text:p>
          </table:table-cell>
          <table:table-cell table:formula="of:=[.M15]" office:value-type="string" office:string-value="TEXT" calcext:value-type="string">
            <text:p>TEXT</text:p>
          </table:table-cell>
          <table:table-cell office:value-type="string" calcext:value-type="string">
            <text:p><text:s/>default md5(’init’);</text:p>
          </table:table-cell>
          <table:table-cell table:formula="of:=CONCATENATE(&quot;drop domain if exists &quot;;[.O15];&quot;; &quot;;&quot;create domain &quot;;[.O15];&quot; as &quot;;[.P15];[.Q15])" office:value-type="string" office:string-value="drop domain if exists d_jelszo; create domain d_jelszo as TEXT default md5(’init’);" calcext:value-type="string">
            <text:p>drop domain if exists d_jelszo; create domain d_jelszo as TEXT default md5(’init’)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40" office:value-type="string" calcext:value-type="string">
            <text:p>költséghely kód</text:p>
          </table:table-cell>
          <table:table-cell table:style-name="ce40" office:value-type="string" calcext:value-type="string">
            <text:p>DOLGOZO</text:p>
          </table:table-cell>
          <table:table-cell table:style-name="ce40" office:value-type="string" calcext:value-type="string">
            <text:p>ktghely</text:p>
          </table:table-cell>
          <table:table-cell table:style-name="ce40" office:value-type="string" calcext:value-type="string">
            <text:p>VARCHAR(8)</text:p>
          </table:table-cell>
          <table:table-cell table:style-name="ce40" office:value-type="string" calcext:value-type="string">
            <text:p>d_ktghely</text:p>
          </table:table-cell>
          <table:table-cell table:style-name="ce51"/>
          <table:table-cell table:style-name="ce26" office:value-type="string" calcext:value-type="string">
            <text:p>KOLTSEGHELY.ktghely</text:p>
          </table:table-cell>
          <table:table-cell table:style-name="ce40"/>
          <table:table-cell table:style-name="ce51"/>
          <table:table-cell table:style-name="ce34"/>
          <table:table-cell/>
          <table:table-cell table:style-name="ce68" office:value-type="string" calcext:value-type="string">
            <text:p>VARCHAR(50)</text:p>
          </table:table-cell>
          <table:table-cell table:style-name="ce68" office:value-type="string" calcext:value-type="string">
            <text:p>d_jkvszam</text:p>
          </table:table-cell>
          <table:table-cell table:formula="of:=[.N16]" office:value-type="string" office:string-value="d_jkvszam" calcext:value-type="string">
            <text:p>d_jkvszam</text:p>
          </table:table-cell>
          <table:table-cell table:formula="of:=[.M16]" office:value-type="string" office:string-value="VARCHAR(50)" calcext:value-type="string">
            <text:p>VARCHAR(5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16];&quot;; &quot;;&quot;create domain &quot;;[.O16];&quot; as &quot;;[.P16];[.Q16])" office:value-type="string" office:string-value="drop domain if exists d_jkvszam; create domain d_jkvszam as VARCHAR(50);" calcext:value-type="string">
            <text:p>drop domain if exists d_jkvszam; create domain d_jkvszam as VARCHAR(50);</text:p>
          </table:table-cell>
          <table:table-cell table:number-columns-repeated="38"/>
        </table:table-row>
        <table:table-row table:style-name="ro2">
          <table:table-cell table:style-name="ce7" office:value-type="string" calcext:value-type="string">
            <text:p>DOLGOZÓ</text:p>
          </table:table-cell>
          <table:table-cell table:style-name="ce14" office:value-type="string" calcext:value-type="string">
            <text:p>kilépett</text:p>
          </table:table-cell>
          <table:table-cell table:style-name="ce14" office:value-type="string" calcext:value-type="string">
            <text:p>DOLGOZO</text:p>
          </table:table-cell>
          <table:table-cell table:style-name="ce14" office:value-type="string" calcext:value-type="string">
            <text:p>kilepett</text:p>
          </table:table-cell>
          <table:table-cell table:style-name="ce14" office:value-type="string" calcext:value-type="string">
            <text:p>BOOLEAN</text:p>
          </table:table-cell>
          <table:table-cell table:style-name="ce14" office:value-type="string" calcext:value-type="string">
            <text:p>d_hamis</text:p>
          </table:table-cell>
          <table:table-cell table:style-name="ce20"/>
          <table:table-cell table:style-name="ce27"/>
          <table:table-cell table:style-name="ce14"/>
          <table:table-cell table:style-name="ce20" office:value-type="string" calcext:value-type="string">
            <text:p>X</text:p>
          </table:table-cell>
          <table:table-cell table:style-name="ce35" office:value-type="string" calcext:value-type="string">
            <text:p>FALSE</text:p>
          </table:table-cell>
          <table:table-cell/>
          <table:table-cell table:style-name="ce68" office:value-type="string" calcext:value-type="string">
            <text:p>VARCHAR(8)</text:p>
          </table:table-cell>
          <table:table-cell table:style-name="ce68" office:value-type="string" calcext:value-type="string">
            <text:p>d_ktghely</text:p>
          </table:table-cell>
          <table:table-cell table:formula="of:=[.N17]" office:value-type="string" office:string-value="d_ktghely" calcext:value-type="string">
            <text:p>d_ktghely</text:p>
          </table:table-cell>
          <table:table-cell table:formula="of:=[.M17]" office:value-type="string" office:string-value="VARCHAR(8)" calcext:value-type="string">
            <text:p>VARCHAR(8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17];&quot;; &quot;;&quot;create domain &quot;;[.O17];&quot; as &quot;;[.P17];[.Q17])" office:value-type="string" office:string-value="drop domain if exists d_ktghely; create domain d_ktghely as VARCHAR(8);" calcext:value-type="string">
            <text:p>drop domain if exists d_ktghely; create domain d_ktghely as VARCHAR(8);</text:p>
          </table:table-cell>
          <table:table-cell table:number-columns-repeated="38"/>
        </table:table-row>
        <table:table-row table:style-name="ro2">
          <table:table-cell table:style-name="ce40" office:value-type="string" calcext:value-type="string">
            <text:p>FELHASZNÁLÓ</text:p>
          </table:table-cell>
          <table:table-cell table:style-name="ce40" office:value-type="string" calcext:value-type="string">
            <text:p>felhasználónév</text:p>
          </table:table-cell>
          <table:table-cell table:style-name="ce40" office:value-type="string" calcext:value-type="string">
            <text:p>FELHASZNALO</text:p>
          </table:table-cell>
          <table:table-cell table:style-name="ce40" office:value-type="string" calcext:value-type="string">
            <text:p>fhnev</text:p>
          </table:table-cell>
          <table:table-cell table:style-name="ce40" office:value-type="string" calcext:value-type="string">
            <text:p>VARCHAR(25)</text:p>
          </table:table-cell>
          <table:table-cell table:style-name="ce40" office:value-type="string" calcext:value-type="string">
            <text:p>d_fhnev</text:p>
          </table:table-cell>
          <table:table-cell table:style-name="ce51" office:value-type="string" calcext:value-type="string">
            <text:p>X</text:p>
          </table:table-cell>
          <table:table-cell table:style-name="ce26"/>
          <table:table-cell table:style-name="ce40"/>
          <table:table-cell table:style-name="ce51"/>
          <table:table-cell table:style-name="ce31"/>
          <table:table-cell/>
          <table:table-cell table:style-name="ce68" office:value-type="string" calcext:value-type="string">
            <text:p>VARCHAR(255)</text:p>
          </table:table-cell>
          <table:table-cell table:style-name="ce68" office:value-type="string" calcext:value-type="string">
            <text:p>d_leiras</text:p>
          </table:table-cell>
          <table:table-cell table:formula="of:=[.N18]" office:value-type="string" office:string-value="d_leiras" calcext:value-type="string">
            <text:p>d_leiras</text:p>
          </table:table-cell>
          <table:table-cell table:formula="of:=[.M18]" office:value-type="string" office:string-value="VARCHAR(255)" calcext:value-type="string">
            <text:p>VARCHAR(255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18];&quot;; &quot;;&quot;create domain &quot;;[.O18];&quot; as &quot;;[.P18];[.Q18])" office:value-type="string" office:string-value="drop domain if exists d_leiras; create domain d_leiras as VARCHAR(255);" calcext:value-type="string">
            <text:p>drop domain if exists d_leiras; create domain d_leiras as VARCHAR(255);</text:p>
          </table:table-cell>
          <table:table-cell table:number-columns-repeated="38"/>
        </table:table-row>
        <table:table-row table:style-name="ro2">
          <table:table-cell table:style-name="ce40" office:value-type="string" calcext:value-type="string">
            <text:p>FELHASZNÁLÓ</text:p>
          </table:table-cell>
          <table:table-cell table:style-name="ce40" office:value-type="string" calcext:value-type="string">
            <text:p>vezetéknév</text:p>
          </table:table-cell>
          <table:table-cell table:style-name="ce40" office:value-type="string" calcext:value-type="string">
            <text:p>FELHASZNALO</text:p>
          </table:table-cell>
          <table:table-cell table:style-name="ce40" office:value-type="string" calcext:value-type="string">
            <text:p>vnev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51"/>
          <table:table-cell table:style-name="ce51" office:value-type="string" calcext:value-type="string">
            <text:p>X</text:p>
          </table:table-cell>
          <table:table-cell table:style-name="ce34"/>
          <table:table-cell table:style-name="Default"/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megyseg</text:p>
          </table:table-cell>
          <table:table-cell table:formula="of:=[.N19]" office:value-type="string" office:string-value="d_megyseg" calcext:value-type="string">
            <text:p>d_megyseg</text:p>
          </table:table-cell>
          <table:table-cell table:formula="of:=[.M19]" office:value-type="string" office:string-value="VARCHAR(10)" calcext:value-type="string">
            <text:p>VARCHAR(1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19];&quot;; &quot;;&quot;create domain &quot;;[.O19];&quot; as &quot;;[.P19];[.Q19])" office:value-type="string" office:string-value="drop domain if exists d_megyseg; create domain d_megyseg as VARCHAR(10);" calcext:value-type="string">
            <text:p>drop domain if exists d_megyseg; create domain d_megyseg as VARCHAR(10);</text:p>
          </table:table-cell>
          <table:table-cell table:number-columns-repeated="38"/>
        </table:table-row>
        <table:table-row table:style-name="ro2">
          <table:table-cell table:style-name="ce40" office:value-type="string" calcext:value-type="string">
            <text:p>FELHASZNÁLÓ</text:p>
          </table:table-cell>
          <table:table-cell table:style-name="ce40" office:value-type="string" calcext:value-type="string">
            <text:p>keresztnév</text:p>
          </table:table-cell>
          <table:table-cell table:style-name="ce40" office:value-type="string" calcext:value-type="string">
            <text:p>FELHASZNALO</text:p>
          </table:table-cell>
          <table:table-cell table:style-name="ce40" office:value-type="string" calcext:value-type="string">
            <text:p>knev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51"/>
          <table:table-cell table:style-name="ce51" office:value-type="string" calcext:value-type="string">
            <text:p>X</text:p>
          </table:table-cell>
          <table:table-cell table:style-name="ce34"/>
          <table:table-cell table:style-name="Default"/>
          <table:table-cell table:style-name="ce68" office:value-type="string" calcext:value-type="string">
            <text:p>VARCHAR(20)</text:p>
          </table:table-cell>
          <table:table-cell table:style-name="ce68" office:value-type="string" calcext:value-type="string">
            <text:p>d_minosites</text:p>
          </table:table-cell>
          <table:table-cell table:formula="of:=[.N20]" office:value-type="string" office:string-value="d_minosites" calcext:value-type="string">
            <text:p>d_minosites</text:p>
          </table:table-cell>
          <table:table-cell table:formula="of:=[.M20]" office:value-type="string" office:string-value="VARCHAR(20)" calcext:value-type="string">
            <text:p>VARCHAR(2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0];&quot;; &quot;;&quot;create domain &quot;;[.O20];&quot; as &quot;;[.P20];[.Q20])" office:value-type="string" office:string-value="drop domain if exists d_minosites; create domain d_minosites as VARCHAR(20);" calcext:value-type="string">
            <text:p>drop domain if exists d_minosites; create domain d_minosites as VARCHAR(20);</text:p>
          </table:table-cell>
          <table:table-cell table:number-columns-repeated="38"/>
        </table:table-row>
        <table:table-row table:style-name="ro2">
          <table:table-cell table:style-name="ce40" office:value-type="string" calcext:value-type="string">
            <text:p>FELHASZNÁLÓ</text:p>
          </table:table-cell>
          <table:table-cell table:style-name="ce40" office:value-type="string" calcext:value-type="string">
            <text:p>harmadik név</text:p>
          </table:table-cell>
          <table:table-cell table:style-name="ce40" office:value-type="string" calcext:value-type="string">
            <text:p>FELHASZNALO</text:p>
          </table:table-cell>
          <table:table-cell table:style-name="ce40" office:value-type="string" calcext:value-type="string">
            <text:p>hnev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51" table:number-columns-repeated="2"/>
          <table:table-cell table:style-name="ce34" office:value-type="string" calcext:value-type="string">
            <text:p>NULL</text:p>
          </table:table-cell>
          <table:table-cell table:style-name="Default"/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mukmod</text:p>
          </table:table-cell>
          <table:table-cell table:formula="of:=[.N21]" office:value-type="string" office:string-value="d_mukmod" calcext:value-type="string">
            <text:p>d_mukmod</text:p>
          </table:table-cell>
          <table:table-cell table:formula="of:=[.M21]" office:value-type="string" office:string-value="VARCHAR(40)" calcext:value-type="string">
            <text:p>VARCHAR(4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1];&quot;; &quot;;&quot;create domain &quot;;[.O21];&quot; as &quot;;[.P21];[.Q21])" office:value-type="string" office:string-value="drop domain if exists d_mukmod; create domain d_mukmod as VARCHAR(40);" calcext:value-type="string">
            <text:p>drop domain if exists d_mukmod; create domain d_mukmod as VARCHAR(40);</text:p>
          </table:table-cell>
          <table:table-cell table:number-columns-repeated="38"/>
        </table:table-row>
        <table:table-row table:style-name="ro2">
          <table:table-cell table:style-name="ce40" office:value-type="string" calcext:value-type="string">
            <text:p>FELHASZNÁLÓ</text:p>
          </table:table-cell>
          <table:table-cell table:style-name="ce40" office:value-type="string" calcext:value-type="string">
            <text:p>titulus</text:p>
          </table:table-cell>
          <table:table-cell table:style-name="ce40" office:value-type="string" calcext:value-type="string">
            <text:p>FELHASZNALO</text:p>
          </table:table-cell>
          <table:table-cell table:style-name="ce40" office:value-type="string" calcext:value-type="string">
            <text:p>titulus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titulus</text:p>
          </table:table-cell>
          <table:table-cell table:style-name="ce51"/>
          <table:table-cell table:style-name="ce26"/>
          <table:table-cell table:style-name="ce51" table:number-columns-repeated="2"/>
          <table:table-cell table:style-name="ce34" office:value-type="string" calcext:value-type="string">
            <text:p>NULL</text:p>
          </table:table-cell>
          <table:table-cell table:style-name="Default"/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[.N22]" office:value-type="string" office:string-value="d_nev" calcext:value-type="string">
            <text:p>d_nev</text:p>
          </table:table-cell>
          <table:table-cell table:formula="of:=[.M22]" office:value-type="string" office:string-value="VARCHAR(40)" calcext:value-type="string">
            <text:p>VARCHAR(4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2];&quot;; &quot;;&quot;create domain &quot;;[.O22];&quot; as &quot;;[.P22];[.Q22])" office:value-type="string" office:string-value="drop domain if exists d_nev; create domain d_nev as VARCHAR(40);" calcext:value-type="string">
            <text:p>drop domain if exists d_nev; create domain d_nev as VARCHAR(40);</text:p>
          </table:table-cell>
          <table:table-cell table:number-columns-repeated="38"/>
        </table:table-row>
        <table:table-row table:style-name="ro2">
          <table:table-cell table:style-name="ce40" office:value-type="string" calcext:value-type="string">
            <text:p>FELHASZNÁLÓ</text:p>
          </table:table-cell>
          <table:table-cell table:style-name="ce40" office:value-type="string" calcext:value-type="string">
            <text:p>jelszó</text:p>
          </table:table-cell>
          <table:table-cell table:style-name="ce40" office:value-type="string" calcext:value-type="string">
            <text:p>FELHASZNALO</text:p>
          </table:table-cell>
          <table:table-cell table:style-name="ce40" office:value-type="string" calcext:value-type="string">
            <text:p>jelszo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d_jelszo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/>
          <table:table-cell table:style-name="ce68" office:value-type="string" calcext:value-type="string">
            <text:p>NUMERIC(4,1)</text:p>
          </table:table-cell>
          <table:table-cell table:style-name="ce68" office:value-type="string" calcext:value-type="string">
            <text:p>d_num4_1</text:p>
          </table:table-cell>
          <table:table-cell table:formula="of:=[.N23]" office:value-type="string" office:string-value="d_num4_1" calcext:value-type="string">
            <text:p>d_num4_1</text:p>
          </table:table-cell>
          <table:table-cell table:formula="of:=[.M23]" office:value-type="string" office:string-value="NUMERIC(4,1)" calcext:value-type="string">
            <text:p>NUMERIC(4,1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3];&quot;; &quot;;&quot;create domain &quot;;[.O23];&quot; as &quot;;[.P23];[.Q23])" office:value-type="string" office:string-value="drop domain if exists d_num4_1; create domain d_num4_1 as NUMERIC(4,1);" calcext:value-type="string">
            <text:p>drop domain if exists d_num4_1; create domain d_num4_1 as NUMERIC(4,1);</text:p>
          </table:table-cell>
          <table:table-cell table:number-columns-repeated="38"/>
        </table:table-row>
        <table:table-row table:style-name="ro2">
          <table:table-cell table:style-name="ce40" office:value-type="string" calcext:value-type="string">
            <text:p>FELHASZNÁLÓ</text:p>
          </table:table-cell>
          <table:table-cell table:style-name="ce40" office:value-type="string" calcext:value-type="string">
            <text:p>szerep</text:p>
          </table:table-cell>
          <table:table-cell table:style-name="ce40" office:value-type="string" calcext:value-type="string">
            <text:p>FELHASZNALO</text:p>
          </table:table-cell>
          <table:table-cell table:style-name="ce40" office:value-type="string" calcext:value-type="string">
            <text:p>szerep</text:p>
          </table:table-cell>
          <table:table-cell table:style-name="ce40" office:value-type="string" calcext:value-type="string">
            <text:p>VARCHAR(25)</text:p>
          </table:table-cell>
          <table:table-cell table:style-name="ce40" office:value-type="string" calcext:value-type="string">
            <text:p>d_szerep</text:p>
          </table:table-cell>
          <table:table-cell table:style-name="ce51"/>
          <table:table-cell table:style-name="ce26" office:value-type="string" calcext:value-type="string">
            <text:p>SZEREP.szerep</text:p>
          </table:table-cell>
          <table:table-cell table:style-name="ce40"/>
          <table:table-cell table:style-name="ce51"/>
          <table:table-cell table:style-name="ce34"/>
          <table:table-cell/>
          <table:table-cell table:style-name="ce68" office:value-type="string" calcext:value-type="string">
            <text:p>NUMERIC(9,4)</text:p>
          </table:table-cell>
          <table:table-cell table:style-name="ce68" office:value-type="string" calcext:value-type="string">
            <text:p>d_num9_4</text:p>
          </table:table-cell>
          <table:table-cell table:formula="of:=[.N24]" office:value-type="string" office:string-value="d_num9_4" calcext:value-type="string">
            <text:p>d_num9_4</text:p>
          </table:table-cell>
          <table:table-cell table:formula="of:=[.M24]" office:value-type="string" office:string-value="NUMERIC(9,4)" calcext:value-type="string">
            <text:p>NUMERIC(9,4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4];&quot;; &quot;;&quot;create domain &quot;;[.O24];&quot; as &quot;;[.P24];[.Q24])" office:value-type="string" office:string-value="drop domain if exists d_num9_4; create domain d_num9_4 as NUMERIC(9,4);" calcext:value-type="string">
            <text:p>drop domain if exists d_num9_4; create domain d_num9_4 as NUMERIC(9,4);</text:p>
          </table:table-cell>
          <table:table-cell table:number-columns-repeated="38"/>
        </table:table-row>
        <table:table-row table:style-name="ro2">
          <table:table-cell table:style-name="ce7" office:value-type="string" calcext:value-type="string">
            <text:p>FELHASZNÁLÓ</text:p>
          </table:table-cell>
          <table:table-cell table:style-name="ce14" office:value-type="string" calcext:value-type="string">
            <text:p>aktív</text:p>
          </table:table-cell>
          <table:table-cell table:style-name="ce14" office:value-type="string" calcext:value-type="string">
            <text:p>FELHASZNALO</text:p>
          </table:table-cell>
          <table:table-cell table:style-name="ce14" office:value-type="string" calcext:value-type="string">
            <text:p>aktiv</text:p>
          </table:table-cell>
          <table:table-cell table:style-name="ce14" office:value-type="string" calcext:value-type="string">
            <text:p>BOOLEAN</text:p>
          </table:table-cell>
          <table:table-cell table:style-name="ce14" office:value-type="string" calcext:value-type="string">
            <text:p>d_igaz</text:p>
          </table:table-cell>
          <table:table-cell table:style-name="ce20"/>
          <table:table-cell table:style-name="ce27"/>
          <table:table-cell table:style-name="ce14"/>
          <table:table-cell table:style-name="ce20" office:value-type="string" calcext:value-type="string">
            <text:p>X</text:p>
          </table:table-cell>
          <table:table-cell table:style-name="ce35" office:value-type="string" calcext:value-type="string">
            <text:p>TRUE</text:p>
          </table:table-cell>
          <table:table-cell/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osztas</text:p>
          </table:table-cell>
          <table:table-cell table:formula="of:=[.N25]" office:value-type="string" office:string-value="d_osztas" calcext:value-type="string">
            <text:p>d_osztas</text:p>
          </table:table-cell>
          <table:table-cell table:formula="of:=[.M25]" office:value-type="string" office:string-value="VARCHAR(25)" calcext:value-type="string">
            <text:p>VARCHAR(25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5];&quot;; &quot;;&quot;create domain &quot;;[.O25];&quot; as &quot;;[.P25];[.Q25])" office:value-type="string" office:string-value="drop domain if exists d_osztas; create domain d_osztas as VARCHAR(25);" calcext:value-type="string">
            <text:p>drop domain if exists d_osztas; create domain d_osztas as VARCHAR(25);</text:p>
          </table:table-cell>
          <table:table-cell table:number-columns-repeated="38"/>
        </table:table-row>
        <table:table-row table:style-name="ro2">
          <table:table-cell table:style-name="ce5" office:value-type="string" calcext:value-type="string">
            <text:p>TÖRZSADAT</text:p>
          </table:table-cell>
          <table:table-cell table:style-name="ce13" office:value-type="string" calcext:value-type="string">
            <text:p>cikkszám</text:p>
          </table:table-cell>
          <table:table-cell table:style-name="ce13" office:value-type="string" calcext:value-type="string">
            <text:p>TORZSADAT</text:p>
          </table:table-cell>
          <table:table-cell table:style-name="ce13" office:value-type="string" calcext:value-type="string">
            <text:p>cikkszam</text:p>
          </table:table-cell>
          <table:table-cell table:style-name="ce13" office:value-type="string" calcext:value-type="string">
            <text:p>VARCHAR(12)</text:p>
          </table:table-cell>
          <table:table-cell table:style-name="ce13" office:value-type="string" calcext:value-type="string">
            <text:p>d_cikk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/>
          <table:table-cell table:style-name="ce68" office:value-type="string" calcext:value-type="string">
            <text:p>VARCHAR(4)</text:p>
          </table:table-cell>
          <table:table-cell table:style-name="ce68" office:value-type="string" calcext:value-type="string">
            <text:p>d_partnerkod</text:p>
          </table:table-cell>
          <table:table-cell table:formula="of:=[.N26]" office:value-type="string" office:string-value="d_partnerkod" calcext:value-type="string">
            <text:p>d_partnerkod</text:p>
          </table:table-cell>
          <table:table-cell table:formula="of:=[.M26]" office:value-type="string" office:string-value="VARCHAR(4)" calcext:value-type="string">
            <text:p>VARCHAR(4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6];&quot;; &quot;;&quot;create domain &quot;;[.O26];&quot; as &quot;;[.P26];[.Q26])" office:value-type="string" office:string-value="drop domain if exists d_partnerkod; create domain d_partnerkod as VARCHAR(4);" calcext:value-type="string">
            <text:p>drop domain if exists d_partnerkod; create domain d_partnerkod as VARCHAR(4)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megnevezés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megnevezes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/>
          <table:table-cell table:style-name="ce68" office:value-type="string" calcext:value-type="string">
            <text:p>SERIAL</text:p>
          </table:table-cell>
          <table:table-cell table:style-name="ce68" office:value-type="string" calcext:value-type="string">
            <text:p>d_serial</text:p>
          </table:table-cell>
          <table:table-cell table:formula="of:=[.N27]" office:value-type="string" office:string-value="d_serial" calcext:value-type="string">
            <text:p>d_serial</text:p>
          </table:table-cell>
          <table:table-cell table:formula="of:=[.M27]" office:value-type="string" office:string-value="SERIAL" calcext:value-type="string">
            <text:p>SERIAL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7];&quot;; &quot;;&quot;create domain &quot;;[.O27];&quot; as &quot;;[.P27];[.Q27])" office:value-type="string" office:string-value="drop domain if exists d_serial; create domain d_serial as SERIAL;" calcext:value-type="string">
            <text:p>drop domain if exists d_serial; create domain d_serial as SERIAL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gyártó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gyarto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/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szerep</text:p>
          </table:table-cell>
          <table:table-cell table:formula="of:=[.N28]" office:value-type="string" office:string-value="d_szerep" calcext:value-type="string">
            <text:p>d_szerep</text:p>
          </table:table-cell>
          <table:table-cell table:formula="of:=[.M28]" office:value-type="string" office:string-value="VARCHAR(25)" calcext:value-type="string">
            <text:p>VARCHAR(25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8];&quot;; &quot;;&quot;create domain &quot;;[.O28];&quot; as &quot;;[.P28];[.Q28])" office:value-type="string" office:string-value="drop domain if exists d_szerep; create domain d_szerep as VARCHAR(25);" calcext:value-type="string">
            <text:p>drop domain if exists d_szerep; create domain d_szerep as VARCHAR(25)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típus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típus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/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tartomany</text:p>
          </table:table-cell>
          <table:table-cell table:formula="of:=[.N29]" office:value-type="string" office:string-value="d_tartomany" calcext:value-type="string">
            <text:p>d_tartomany</text:p>
          </table:table-cell>
          <table:table-cell table:formula="of:=[.M29]" office:value-type="string" office:string-value="VARCHAR(40)" calcext:value-type="string">
            <text:p>VARCHAR(4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29];&quot;; &quot;;&quot;create domain &quot;;[.O29];&quot; as &quot;;[.P29];[.Q29])" office:value-type="string" office:string-value="drop domain if exists d_tartomany; create domain d_tartomany as VARCHAR(40);" calcext:value-type="string">
            <text:p>drop domain if exists d_tartomany; create domain d_tartomany as VARCHAR(40)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működési mód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mukodes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 office:value-type="string" calcext:value-type="string">
            <text:p>MUKMOD.mukmod</text:p>
          </table:table-cell>
          <table:table-cell table:style-name="ce40"/>
          <table:table-cell table:style-name="ce51"/>
          <table:table-cell table:style-name="ce34"/>
          <table:table-cell/>
          <table:table-cell table:style-name="ce68" office:value-type="string" calcext:value-type="string">
            <text:p>VARCHAR(255)</text:p>
          </table:table-cell>
          <table:table-cell table:style-name="ce68" office:value-type="string" calcext:value-type="string">
            <text:p>d_tech</text:p>
          </table:table-cell>
          <table:table-cell table:formula="of:=[.N30]" office:value-type="string" office:string-value="d_tech" calcext:value-type="string">
            <text:p>d_tech</text:p>
          </table:table-cell>
          <table:table-cell table:formula="of:=[.M30]" office:value-type="string" office:string-value="VARCHAR(255)" calcext:value-type="string">
            <text:p>VARCHAR(255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30];&quot;; &quot;;&quot;create domain &quot;;[.O30];&quot; as &quot;;[.P30];[.Q30])" office:value-type="string" office:string-value="drop domain if exists d_tech; create domain d_tech as VARCHAR(255);" calcext:value-type="string">
            <text:p>drop domain if exists d_tech; create domain d_tech as VARCHAR(255)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eszköztípus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eszkoztipus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nev</text:p>
          </table:table-cell>
          <table:table-cell table:style-name="ce51"/>
          <table:table-cell table:style-name="ce26" office:value-type="string" calcext:value-type="string">
            <text:p>ESZKTIPUS.eszktipus</text:p>
          </table:table-cell>
          <table:table-cell table:style-name="ce40"/>
          <table:table-cell table:style-name="ce51"/>
          <table:table-cell table:style-name="ce34"/>
          <table:table-cell/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titulus</text:p>
          </table:table-cell>
          <table:table-cell table:formula="of:=[.N31]" office:value-type="string" office:string-value="d_titulus" calcext:value-type="string">
            <text:p>d_titulus</text:p>
          </table:table-cell>
          <table:table-cell table:formula="of:=[.M31]" office:value-type="string" office:string-value="VARCHAR(40)" calcext:value-type="string">
            <text:p>VARCHAR(40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31];&quot;; &quot;;&quot;create domain &quot;;[.O31];&quot; as &quot;;[.P31];[.Q31])" office:value-type="string" office:string-value="drop domain if exists d_titulus; create domain d_titulus as VARCHAR(40);" calcext:value-type="string">
            <text:p>drop domain if exists d_titulus; create domain d_titulus as VARCHAR(40)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osztás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osztas</text:p>
          </table:table-cell>
          <table:table-cell table:style-name="ce40" office:value-type="string" calcext:value-type="string">
            <text:p>VARCHAR(25)</text:p>
          </table:table-cell>
          <table:table-cell table:style-name="ce40" office:value-type="string" calcext:value-type="string">
            <text:p>d_osztas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/>
          <table:table-cell table:style-name="ce68" office:value-type="string" calcext:value-type="string">
            <text:p>VARCHAR(5)</text:p>
          </table:table-cell>
          <table:table-cell table:style-name="ce68" office:value-type="string" calcext:value-type="string">
            <text:p>d_torzsszam</text:p>
          </table:table-cell>
          <table:table-cell table:formula="of:=[.N32]" office:value-type="string" office:string-value="d_torzsszam" calcext:value-type="string">
            <text:p>d_torzsszam</text:p>
          </table:table-cell>
          <table:table-cell table:formula="of:=[.M32]" office:value-type="string" office:string-value="VARCHAR(5)" calcext:value-type="string">
            <text:p>VARCHAR(5)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32];&quot;; &quot;;&quot;create domain &quot;;[.O32];&quot; as &quot;;[.P32];[.Q32])" office:value-type="string" office:string-value="drop domain if exists d_torzsszam; create domain d_torzsszam as VARCHAR(5);" calcext:value-type="string">
            <text:p>drop domain if exists d_torzsszam; create domain d_torzsszam as VARCHAR(5)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osztás mértékegysége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osztasme</text:p>
          </table:table-cell>
          <table:table-cell table:style-name="ce40" office:value-type="string" calcext:value-type="string">
            <text:p>VARCHAR(10)</text:p>
          </table:table-cell>
          <table:table-cell table:style-name="ce40" office:value-type="string" calcext:value-type="string">
            <text:p>d_megyseg</text:p>
          </table:table-cell>
          <table:table-cell table:style-name="ce51"/>
          <table:table-cell table:style-name="ce26" office:value-type="string" calcext:value-type="string">
            <text:p>ME.me</text:p>
          </table:table-cell>
          <table:table-cell table:style-name="ce40"/>
          <table:table-cell table:style-name="ce51"/>
          <table:table-cell table:style-name="ce34"/>
          <table:table-cell/>
          <table:table-cell table:style-name="ce68" office:value-type="string" calcext:value-type="string">
            <text:p>TEXT</text:p>
          </table:table-cell>
          <table:table-cell table:style-name="ce68" office:value-type="string" calcext:value-type="string">
            <text:p>d_txt</text:p>
          </table:table-cell>
          <table:table-cell table:formula="of:=[.N33]" office:value-type="string" office:string-value="d_txt" calcext:value-type="string">
            <text:p>d_txt</text:p>
          </table:table-cell>
          <table:table-cell table:formula="of:=[.M33]" office:value-type="string" office:string-value="TEXT" calcext:value-type="string">
            <text:p>TEXT</text:p>
          </table:table-cell>
          <table:table-cell office:value-type="string" calcext:value-type="string">
            <text:p>;</text:p>
          </table:table-cell>
          <table:table-cell table:formula="of:=CONCATENATE(&quot;drop domain if exists &quot;;[.O33];&quot;; &quot;;&quot;create domain &quot;;[.O33];&quot; as &quot;;[.P33];[.Q33])" office:value-type="string" office:string-value="drop domain if exists d_txt; create domain d_txt as TEXT;" calcext:value-type="string">
            <text:p>drop domain if exists d_txt; create domain d_txt as TEXT;</text:p>
          </table:table-cell>
          <table:table-cell table:number-columns-repeated="3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pontosság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pontossag</text:p>
          </table:table-cell>
          <table:table-cell table:style-name="ce40" office:value-type="string" calcext:value-type="string">
            <text:p>VARCHAR(25)</text:p>
          </table:table-cell>
          <table:table-cell table:style-name="ce40" office:value-type="string" calcext:value-type="string">
            <text:p>d_osztas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mérési tartomány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tartomany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tartomany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mérési tartomány mértékegysége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tartomanyme</text:p>
          </table:table-cell>
          <table:table-cell table:style-name="ce40" office:value-type="string" calcext:value-type="string">
            <text:p>VARCHAR(10)</text:p>
          </table:table-cell>
          <table:table-cell table:style-name="ce40" office:value-type="string" calcext:value-type="string">
            <text:p>d_megyseg</text:p>
          </table:table-cell>
          <table:table-cell table:style-name="ce51"/>
          <table:table-cell table:style-name="ce26" office:value-type="string" calcext:value-type="string">
            <text:p>ME.me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40" office:value-type="string" calcext:value-type="string">
            <text:p>általános kalibrálási ciklus</text:p>
          </table:table-cell>
          <table:table-cell table:style-name="ce40" office:value-type="string" calcext:value-type="string">
            <text:p>TORZSADAT</text:p>
          </table:table-cell>
          <table:table-cell table:style-name="ce40" office:value-type="string" calcext:value-type="string">
            <text:p>kalibciklus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d_int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 office:value-type="float" office:value="365" calcext:value-type="float">
            <text:p>365</text:p>
          </table:table-cell>
          <table:table-cell table:number-columns-repeated="45"/>
        </table:table-row>
        <table:table-row table:style-name="ro2">
          <table:table-cell table:style-name="ce7" office:value-type="string" calcext:value-type="string">
            <text:p>TÖRZSADAT</text:p>
          </table:table-cell>
          <table:table-cell table:style-name="ce14" office:value-type="string" calcext:value-type="string">
            <text:p>zárolt cikk</text:p>
          </table:table-cell>
          <table:table-cell table:style-name="ce14" office:value-type="string" calcext:value-type="string">
            <text:p>TORZSADAT</text:p>
          </table:table-cell>
          <table:table-cell table:style-name="ce14" office:value-type="string" calcext:value-type="string">
            <text:p>zarolt</text:p>
          </table:table-cell>
          <table:table-cell table:style-name="ce14" office:value-type="string" calcext:value-type="string">
            <text:p>BOOLEAN</text:p>
          </table:table-cell>
          <table:table-cell table:style-name="ce14" office:value-type="string" calcext:value-type="string">
            <text:p>d_hamis</text:p>
          </table:table-cell>
          <table:table-cell table:style-name="ce20"/>
          <table:table-cell table:style-name="ce27"/>
          <table:table-cell table:style-name="ce14"/>
          <table:table-cell table:style-name="ce20" office:value-type="string" calcext:value-type="string">
            <text:p>X</text:p>
          </table:table-cell>
          <table:table-cell table:style-name="ce35" office:value-type="string" calcext:value-type="string">
            <text:p>FALSE</text:p>
          </table:table-cell>
          <table:table-cell table:number-columns-repeated="45"/>
        </table:table-row>
        <table:table-row table:style-name="ro2">
          <table:table-cell table:style-name="ce5" office:value-type="string" calcext:value-type="string">
            <text:p>MÉRŐESZKÖZ</text:p>
          </table:table-cell>
          <table:table-cell table:style-name="ce13" office:value-type="string" calcext:value-type="string">
            <text:p>gravirszám</text:p>
          </table:table-cell>
          <table:table-cell table:style-name="ce13" office:value-type="string" calcext:value-type="string">
            <text:p>ESZKOZ</text:p>
          </table:table-cell>
          <table:table-cell table:style-name="ce13" office:value-type="string" calcext:value-type="string">
            <text:p>gravirszam</text:p>
          </table:table-cell>
          <table:table-cell table:style-name="ce13" office:value-type="string" calcext:value-type="string">
            <text:p>VARCHAR(10)</text:p>
          </table:table-cell>
          <table:table-cell table:style-name="ce13" office:value-type="string" calcext:value-type="string">
            <text:p>d_gravir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cikkszám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cikkszam</text:p>
          </table:table-cell>
          <table:table-cell table:style-name="ce40" office:value-type="string" calcext:value-type="string">
            <text:p>VARCHAR(12)</text:p>
          </table:table-cell>
          <table:table-cell table:style-name="ce40" office:value-type="string" calcext:value-type="string">
            <text:p>d_cikk</text:p>
          </table:table-cell>
          <table:table-cell table:style-name="ce51"/>
          <table:table-cell table:style-name="ce26" office:value-type="string" calcext:value-type="string">
            <text:p>TORZSADAT.cikkszam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gyári szám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gysz</text:p>
          </table:table-cell>
          <table:table-cell table:style-name="ce40" office:value-type="string" calcext:value-type="string">
            <text:p>VARCHAR(40)</text:p>
          </table:table-cell>
          <table:table-cell table:style-name="ce40" office:value-type="string" calcext:value-type="string">
            <text:p>d_gysz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eszköz szám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eszkozszam</text:p>
          </table:table-cell>
          <table:table-cell table:style-name="ce40" office:value-type="string" calcext:value-type="string">
            <text:p>VARCHAR(9)</text:p>
          </table:table-cell>
          <table:table-cell table:style-name="ce40" office:value-type="string" calcext:value-type="string">
            <text:p>d_eszkszam</text:p>
          </table:table-cell>
          <table:table-cell table:style-name="ce51"/>
          <table:table-cell table:style-name="ce26"/>
          <table:table-cell table:style-name="ce61" office:value-type="string" calcext:value-type="string" table:number-columns-spanned="1" table:number-rows-spanned="2">
            <text:p>X</text:p>
          </table:table-cell>
          <table:table-cell table:style-name="ce51"/>
          <table:table-cell table:style-name="ce34" office:value-type="string" calcext:value-type="string">
            <text:p>NULL</text:p>
          </table:table-cell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eszköz alszám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eszkozalszam</text:p>
          </table:table-cell>
          <table:table-cell table:style-name="ce40" office:value-type="string" calcext:value-type="string">
            <text:p>VARCHAR(9)</text:p>
          </table:table-cell>
          <table:table-cell table:style-name="ce40" office:value-type="string" calcext:value-type="string">
            <text:p>d_eszkszam</text:p>
          </table:table-cell>
          <table:table-cell table:style-name="ce51"/>
          <table:table-cell table:style-name="ce26"/>
          <table:covered-table-cell table:style-name="ce40"/>
          <table:table-cell table:style-name="ce51"/>
          <table:table-cell table:style-name="ce34" office:value-type="string" calcext:value-type="string">
            <text:p>NULL</text:p>
          </table:table-cell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törzs mérőeszköz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torzseszkoz</text:p>
          </table:table-cell>
          <table:table-cell table:style-name="ce40" office:value-type="string" calcext:value-type="string">
            <text:p>BOOLEAN</text:p>
          </table:table-cell>
          <table:table-cell table:style-name="ce40" office:value-type="string" calcext:value-type="string">
            <text:p>d_hamis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 office:value-type="string" calcext:value-type="string">
            <text:p>FALSE</text:p>
          </table:table-cell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minősítés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minosites</text:p>
          </table:table-cell>
          <table:table-cell table:style-name="ce40" office:value-type="string" calcext:value-type="string">
            <text:p>VARCHAR(20)</text:p>
          </table:table-cell>
          <table:table-cell table:style-name="ce40" office:value-type="string" calcext:value-type="string">
            <text:p>d_minosites</text:p>
          </table:table-cell>
          <table:table-cell table:style-name="ce51"/>
          <table:table-cell table:style-name="ce26" office:value-type="string" calcext:value-type="string">
            <text:p>MINOSITES.minosites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egyedi kalibrálási ciklus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ekalibciklus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d_int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 office:value-type="float" office:value="365" calcext:value-type="float">
            <text:p>365</text:p>
          </table:table-cell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kalibrálás lejár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kaliblejar</text:p>
          </table:table-cell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_datum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üzembe helyezés dátuma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uzemdatum</text:p>
          </table:table-cell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_datum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40" office:value-type="string" calcext:value-type="string">
            <text:p>selejtezési javaslat dátuma</text:p>
          </table:table-cell>
          <table:table-cell table:style-name="ce40" office:value-type="string" calcext:value-type="string">
            <text:p>ESZKOZ</text:p>
          </table:table-cell>
          <table:table-cell table:style-name="ce40" office:value-type="string" calcext:value-type="string">
            <text:p>seljavdatum</text:p>
          </table:table-cell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_datum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7" office:value-type="string" calcext:value-type="string">
            <text:p>MÉRŐESZKÖZ</text:p>
          </table:table-cell>
          <table:table-cell table:style-name="ce14" office:value-type="string" calcext:value-type="string">
            <text:p>selejtezés dátuma</text:p>
          </table:table-cell>
          <table:table-cell table:style-name="ce14" office:value-type="string" calcext:value-type="string">
            <text:p>ESZKOZ</text:p>
          </table:table-cell>
          <table:table-cell table:style-name="ce14" office:value-type="string" calcext:value-type="string">
            <text:p>seldatum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d_datum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 table:number-columns-repeated="45"/>
        </table:table-row>
        <table:table-row table:style-name="ro2">
          <table:table-cell table:style-name="ce5" office:value-type="string" calcext:value-type="string">
            <text:p>MÉRŐESZKÖZ-TECHNOLÓGIA</text:p>
          </table:table-cell>
          <table:table-cell table:style-name="ce13" office:value-type="string" calcext:value-type="string">
            <text:p>gravírszám</text:p>
          </table:table-cell>
          <table:table-cell table:style-name="ce13" office:value-type="string" calcext:value-type="string">
            <text:p>TECHNOLOGIA</text:p>
          </table:table-cell>
          <table:table-cell table:style-name="ce13" office:value-type="string" calcext:value-type="string">
            <text:p>gravirszam</text:p>
          </table:table-cell>
          <table:table-cell table:style-name="ce13" office:value-type="string" calcext:value-type="string">
            <text:p>VARCHAR(10)</text:p>
          </table:table-cell>
          <table:table-cell table:style-name="ce13" office:value-type="string" calcext:value-type="string">
            <text:p>d_gravir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 table:number-columns-repeated="45"/>
        </table:table-row>
        <table:table-row table:style-name="ro2">
          <table:table-cell table:style-name="ce7" office:value-type="string" calcext:value-type="string">
            <text:p>MÉRŐESZKÖZ-TECHNOLÓGIA</text:p>
          </table:table-cell>
          <table:table-cell table:style-name="ce14" office:value-type="string" calcext:value-type="string">
            <text:p>technológia</text:p>
          </table:table-cell>
          <table:table-cell table:style-name="ce14" office:value-type="string" calcext:value-type="string">
            <text:p>TECHNOLOGIA</text:p>
          </table:table-cell>
          <table:table-cell table:style-name="ce14" office:value-type="string" calcext:value-type="string">
            <text:p>technologia</text:p>
          </table:table-cell>
          <table:table-cell table:style-name="ce14" office:value-type="string" calcext:value-type="string">
            <text:p>VARCHAR(255)</text:p>
          </table:table-cell>
          <table:table-cell table:style-name="ce14" office:value-type="string" calcext:value-type="string">
            <text:p>d_tech</text:p>
          </table:table-cell>
          <table:table-cell table:style-name="ce20" office:value-type="string" calcext:value-type="string">
            <text:p>X</text:p>
          </table:table-cell>
          <table:table-cell table:style-name="ce27"/>
          <table:table-cell table:style-name="ce14"/>
          <table:table-cell table:style-name="ce20"/>
          <table:table-cell table:style-name="ce35"/>
          <table:table-cell table:number-columns-repeated="45"/>
        </table:table-row>
        <table:table-row table:style-name="ro2">
          <table:table-cell table:style-name="ce5" office:value-type="string" calcext:value-type="string">
            <text:p>MOZGÁS-DOLGOZÓ</text:p>
          </table:table-cell>
          <table:table-cell table:style-name="ce13" office:value-type="string" calcext:value-type="string">
            <text:p>sorszám</text:p>
          </table:table-cell>
          <table:table-cell table:style-name="ce13" office:value-type="string" calcext:value-type="string">
            <text:p>MOZGDOLG</text:p>
          </table:table-cell>
          <table:table-cell table:style-name="ce13" office:value-type="string" calcext:value-type="string">
            <text:p>sorszam</text:p>
          </table:table-cell>
          <table:table-cell table:style-name="ce13" office:value-type="string" calcext:value-type="string">
            <text:p>SERIAL</text:p>
          </table:table-cell>
          <table:table-cell table:style-name="ce13" office:value-type="string" calcext:value-type="string">
            <text:p>d_serial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 table:number-columns-repeated="45"/>
        </table:table-row>
        <table:table-row table:style-name="ro2">
          <table:table-cell table:style-name="ce6" office:value-type="string" calcext:value-type="string">
            <text:p>MOZGÁS-DOLGOZÓ</text:p>
          </table:table-cell>
          <table:table-cell table:style-name="ce40" office:value-type="string" calcext:value-type="string">
            <text:p>gravirszám</text:p>
          </table:table-cell>
          <table:table-cell table:style-name="ce40" office:value-type="string" calcext:value-type="string">
            <text:p>MOZGDOLG</text:p>
          </table:table-cell>
          <table:table-cell table:style-name="ce40" office:value-type="string" calcext:value-type="string">
            <text:p>gravirszam</text:p>
          </table:table-cell>
          <table:table-cell table:style-name="ce40" office:value-type="string" calcext:value-type="string">
            <text:p>VARCHAR(10)</text:p>
          </table:table-cell>
          <table:table-cell table:style-name="ce40" office:value-type="string" calcext:value-type="string">
            <text:p>d_gravir</text:p>
          </table:table-cell>
          <table:table-cell table:style-name="ce51"/>
          <table:table-cell table:style-name="ce26" office:value-type="string" calcext:value-type="string">
            <text:p>ESZKOZ.gravirszam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MOZGÁS-DOLGOZÓ</text:p>
          </table:table-cell>
          <table:table-cell table:style-name="ce40" office:value-type="string" calcext:value-type="string">
            <text:p>törzsszám</text:p>
          </table:table-cell>
          <table:table-cell table:style-name="ce40" office:value-type="string" calcext:value-type="string">
            <text:p>MOZGDOLG</text:p>
          </table:table-cell>
          <table:table-cell table:style-name="ce40" office:value-type="string" calcext:value-type="string">
            <text:p>torzsszam</text:p>
          </table:table-cell>
          <table:table-cell table:style-name="ce40" office:value-type="string" calcext:value-type="string">
            <text:p>VARCHAR(5)</text:p>
          </table:table-cell>
          <table:table-cell table:style-name="ce40" office:value-type="string" calcext:value-type="string">
            <text:p>d_torzsszam</text:p>
          </table:table-cell>
          <table:table-cell table:style-name="ce51"/>
          <table:table-cell table:style-name="ce26" office:value-type="string" calcext:value-type="string">
            <text:p>DOLGOZO.torzsszam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MOZGÁS-DOLGOZÓ</text:p>
          </table:table-cell>
          <table:table-cell table:style-name="ce40" office:value-type="string" calcext:value-type="string">
            <text:p>mettol</text:p>
          </table:table-cell>
          <table:table-cell table:style-name="ce40" office:value-type="string" calcext:value-type="string">
            <text:p>MOZGDOLG</text:p>
          </table:table-cell>
          <table:table-cell table:style-name="ce40" office:value-type="string" calcext:value-type="string">
            <text:p>mettol</text:p>
          </table:table-cell>
          <table:table-cell table:style-name="ce40" office:value-type="string" calcext:value-type="string">
            <text:p>TIMESTAMP</text:p>
          </table:table-cell>
          <table:table-cell table:style-name="ce40" office:value-type="string" calcext:value-type="string">
            <text:p>d_curidobelyeg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 office:value-type="string" calcext:value-type="string">
            <text:p>'current timestamp’</text:p>
          </table:table-cell>
          <table:table-cell table:number-columns-repeated="45"/>
        </table:table-row>
        <table:table-row table:style-name="ro2">
          <table:table-cell table:style-name="ce7" office:value-type="string" calcext:value-type="string">
            <text:p>MOZGÁS-DOLGOZÓ</text:p>
          </table:table-cell>
          <table:table-cell table:style-name="ce14" office:value-type="string" calcext:value-type="string">
            <text:p>meddig</text:p>
          </table:table-cell>
          <table:table-cell table:style-name="ce14" office:value-type="string" calcext:value-type="string">
            <text:p>MOZGDOLG</text:p>
          </table:table-cell>
          <table:table-cell table:style-name="ce14" office:value-type="string" calcext:value-type="string">
            <text:p>meddig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d_idobelyeg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 office:value-type="string" calcext:value-type="string">
            <text:p>NULL</text:p>
          </table:table-cell>
          <table:table-cell table:number-columns-repeated="45"/>
        </table:table-row>
        <table:table-row table:style-name="ro2">
          <table:table-cell table:style-name="ce40" office:value-type="string" calcext:value-type="string">
            <text:p>MOZGÁS-KÖLTSÉGHELY</text:p>
          </table:table-cell>
          <table:table-cell table:style-name="ce40" office:value-type="string" calcext:value-type="string">
            <text:p>sorszám</text:p>
          </table:table-cell>
          <table:table-cell table:style-name="ce40" office:value-type="string" calcext:value-type="string">
            <text:p>MOZGKTGH</text:p>
          </table:table-cell>
          <table:table-cell table:style-name="ce40" office:value-type="string" calcext:value-type="string">
            <text:p>sorszam</text:p>
          </table:table-cell>
          <table:table-cell table:style-name="ce40" office:value-type="string" calcext:value-type="string">
            <text:p>SERIAL</text:p>
          </table:table-cell>
          <table:table-cell table:style-name="ce40" office:value-type="string" calcext:value-type="string">
            <text:p>d_serial</text:p>
          </table:table-cell>
          <table:table-cell table:style-name="ce51" office:value-type="string" calcext:value-type="string">
            <text:p>X</text:p>
          </table:table-cell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MOZGÁS-KÖLTSÉGHELY</text:p>
          </table:table-cell>
          <table:table-cell table:style-name="ce40" office:value-type="string" calcext:value-type="string">
            <text:p>gravírszám</text:p>
          </table:table-cell>
          <table:table-cell table:style-name="ce40" office:value-type="string" calcext:value-type="string">
            <text:p>MOZGKTGH</text:p>
          </table:table-cell>
          <table:table-cell table:style-name="ce40" office:value-type="string" calcext:value-type="string">
            <text:p>gravirszam</text:p>
          </table:table-cell>
          <table:table-cell table:style-name="ce40" office:value-type="string" calcext:value-type="string">
            <text:p>VARCHAR(10)</text:p>
          </table:table-cell>
          <table:table-cell table:style-name="ce40" office:value-type="string" calcext:value-type="string">
            <text:p>d_gravir</text:p>
          </table:table-cell>
          <table:table-cell table:style-name="ce51"/>
          <table:table-cell table:style-name="ce26" office:value-type="string" calcext:value-type="string">
            <text:p>ESZKOZ.gravirszam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MOZGÁS-KÖLTSÉGHELY</text:p>
          </table:table-cell>
          <table:table-cell table:style-name="ce40" office:value-type="string" calcext:value-type="string">
            <text:p>költséghely kód</text:p>
          </table:table-cell>
          <table:table-cell table:style-name="ce40" office:value-type="string" calcext:value-type="string">
            <text:p>MOZGKTGH</text:p>
          </table:table-cell>
          <table:table-cell table:style-name="ce40" office:value-type="string" calcext:value-type="string">
            <text:p>ktghely</text:p>
          </table:table-cell>
          <table:table-cell table:style-name="ce40" office:value-type="string" calcext:value-type="string">
            <text:p>VARCHAR(8)</text:p>
          </table:table-cell>
          <table:table-cell table:style-name="ce40" office:value-type="string" calcext:value-type="string">
            <text:p>d_ktghely</text:p>
          </table:table-cell>
          <table:table-cell table:style-name="ce51"/>
          <table:table-cell table:style-name="ce26" office:value-type="string" calcext:value-type="string">
            <text:p>KOLTSEGHELY.ktghely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MOZGÁS-KÖLTSÉGHELY</text:p>
          </table:table-cell>
          <table:table-cell table:style-name="ce40" office:value-type="string" calcext:value-type="string">
            <text:p>mettől</text:p>
          </table:table-cell>
          <table:table-cell table:style-name="ce40" office:value-type="string" calcext:value-type="string">
            <text:p>MOZGKTGH</text:p>
          </table:table-cell>
          <table:table-cell table:style-name="ce40" office:value-type="string" calcext:value-type="string">
            <text:p>mettol</text:p>
          </table:table-cell>
          <table:table-cell table:style-name="ce40" office:value-type="string" calcext:value-type="string">
            <text:p>TIMESTAMP</text:p>
          </table:table-cell>
          <table:table-cell table:style-name="ce40" office:value-type="string" calcext:value-type="string">
            <text:p>d_curidobelyeg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 office:value-type="string" calcext:value-type="string">
            <text:p>'current timestamp’</text:p>
          </table:table-cell>
          <table:table-cell table:number-columns-repeated="45"/>
        </table:table-row>
        <table:table-row table:style-name="ro2">
          <table:table-cell table:style-name="ce7" office:value-type="string" calcext:value-type="string">
            <text:p>MOZGÁS-KÖLTSÉGHELY</text:p>
          </table:table-cell>
          <table:table-cell table:style-name="ce14" office:value-type="string" calcext:value-type="string">
            <text:p>meddig</text:p>
          </table:table-cell>
          <table:table-cell table:style-name="ce14" office:value-type="string" calcext:value-type="string">
            <text:p>MOZGKTGH</text:p>
          </table:table-cell>
          <table:table-cell table:style-name="ce14" office:value-type="string" calcext:value-type="string">
            <text:p>meddig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d_idobelyeg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 office:value-type="string" calcext:value-type="string">
            <text:p>NULL</text:p>
          </table:table-cell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FEJ</text:p>
          </table:table-cell>
          <table:table-cell table:style-name="ce40" office:value-type="string" calcext:value-type="string">
            <text:p>belső kalibrálás sorszáma</text:p>
          </table:table-cell>
          <table:table-cell table:style-name="ce40" office:value-type="string" calcext:value-type="string">
            <text:p>BKALIBFEJ</text:p>
          </table:table-cell>
          <table:table-cell table:style-name="ce40" office:value-type="string" calcext:value-type="string">
            <text:p>bksorszam</text:p>
          </table:table-cell>
          <table:table-cell table:style-name="ce40" office:value-type="string" calcext:value-type="string">
            <text:p>SERIAL</text:p>
          </table:table-cell>
          <table:table-cell table:style-name="ce40" office:value-type="string" calcext:value-type="string">
            <text:p>d_serial</text:p>
          </table:table-cell>
          <table:table-cell table:style-name="ce51" office:value-type="string" calcext:value-type="string">
            <text:p>X</text:p>
          </table:table-cell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FEJ</text:p>
          </table:table-cell>
          <table:table-cell table:style-name="ce40" office:value-type="string" calcext:value-type="string">
            <text:p>gravírszám</text:p>
          </table:table-cell>
          <table:table-cell table:style-name="ce40" office:value-type="string" calcext:value-type="string">
            <text:p>BKALIBFEJ</text:p>
          </table:table-cell>
          <table:table-cell table:style-name="ce40" office:value-type="string" calcext:value-type="string">
            <text:p>gravirszam</text:p>
          </table:table-cell>
          <table:table-cell table:style-name="ce40" office:value-type="string" calcext:value-type="string">
            <text:p>VARCHAR(10)</text:p>
          </table:table-cell>
          <table:table-cell table:style-name="ce40" office:value-type="string" calcext:value-type="string">
            <text:p>d_gravir</text:p>
          </table:table-cell>
          <table:table-cell table:style-name="ce51"/>
          <table:table-cell table:style-name="ce26" office:value-type="string" calcext:value-type="string">
            <text:p>ESZKOZ.gravirszam</text:p>
          </table:table-cell>
          <table:table-cell table:style-name="ce61" office:value-type="string" calcext:value-type="string" table:number-columns-spanned="1" table:number-rows-spanned="3">
            <text:p>X</text:p>
          </table:table-cell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FEJ</text:p>
          </table:table-cell>
          <table:table-cell table:style-name="ce40" office:value-type="string" calcext:value-type="string">
            <text:p>felhasználónév</text:p>
          </table:table-cell>
          <table:table-cell table:style-name="ce40" office:value-type="string" calcext:value-type="string">
            <text:p>BKALIBFEJ</text:p>
          </table:table-cell>
          <table:table-cell table:style-name="ce40" office:value-type="string" calcext:value-type="string">
            <text:p>fhnev</text:p>
          </table:table-cell>
          <table:table-cell table:style-name="ce40" office:value-type="string" calcext:value-type="string">
            <text:p>VARCHAR(25)</text:p>
          </table:table-cell>
          <table:table-cell table:style-name="ce40" office:value-type="string" calcext:value-type="string">
            <text:p>d_fhnev</text:p>
          </table:table-cell>
          <table:table-cell table:style-name="ce51"/>
          <table:table-cell table:style-name="ce26" office:value-type="string" calcext:value-type="string">
            <text:p>FELHASZNALO.fhnev</text:p>
          </table:table-cell>
          <table:covered-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FEJ</text:p>
          </table:table-cell>
          <table:table-cell table:style-name="ce40" office:value-type="string" calcext:value-type="string">
            <text:p>kalirálás időpontja</text:p>
          </table:table-cell>
          <table:table-cell table:style-name="ce40" office:value-type="string" calcext:value-type="string">
            <text:p>BKALIBFEJ</text:p>
          </table:table-cell>
          <table:table-cell table:style-name="ce40" office:value-type="string" calcext:value-type="string">
            <text:p>kalibidopont</text:p>
          </table:table-cell>
          <table:table-cell table:style-name="ce40" office:value-type="string" calcext:value-type="string">
            <text:p>TIMESTAMP</text:p>
          </table:table-cell>
          <table:table-cell table:style-name="ce40" office:value-type="string" calcext:value-type="string">
            <text:p>d_curidobelyeg</text:p>
          </table:table-cell>
          <table:table-cell table:style-name="ce51"/>
          <table:table-cell table:style-name="ce26"/>
          <table:covered-table-cell table:style-name="ce40"/>
          <table:table-cell table:style-name="ce51"/>
          <table:table-cell table:style-name="ce34" office:value-type="string" calcext:value-type="string">
            <text:p>'current timestamp’</text:p>
          </table:table-cell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FEJ</text:p>
          </table:table-cell>
          <table:table-cell table:style-name="ce40" office:value-type="string" calcext:value-type="string">
            <text:p>hőmérséklet</text:p>
          </table:table-cell>
          <table:table-cell table:style-name="ce40" office:value-type="string" calcext:value-type="string">
            <text:p>BKALIBFEJ</text:p>
          </table:table-cell>
          <table:table-cell table:style-name="ce40" office:value-type="string" calcext:value-type="string">
            <text:p>homerseklet</text:p>
          </table:table-cell>
          <table:table-cell table:style-name="ce40" office:value-type="string" calcext:value-type="string">
            <text:p>NUMERIC(4,1)</text:p>
          </table:table-cell>
          <table:table-cell table:style-name="ce40" office:value-type="string" calcext:value-type="string">
            <text:p>d_num4_1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7" office:value-type="string" calcext:value-type="string">
            <text:p>BELSŐ KALIBRÁLÁS FEJ</text:p>
          </table:table-cell>
          <table:table-cell table:style-name="ce14" office:value-type="string" calcext:value-type="string">
            <text:p>páratartalom</text:p>
          </table:table-cell>
          <table:table-cell table:style-name="ce14" office:value-type="string" calcext:value-type="string">
            <text:p>BKALIBFEJ</text:p>
          </table:table-cell>
          <table:table-cell table:style-name="ce14" office:value-type="string" calcext:value-type="string">
            <text:p>paratartalom</text:p>
          </table:table-cell>
          <table:table-cell table:style-name="ce14" office:value-type="string" calcext:value-type="string">
            <text:p>NUMERIC(4,1)</text:p>
          </table:table-cell>
          <table:table-cell table:style-name="ce14" office:value-type="string" calcext:value-type="string">
            <text:p>d_num4_1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TÉTEL</text:p>
          </table:table-cell>
          <table:table-cell table:style-name="ce40" office:value-type="string" calcext:value-type="string">
            <text:p>belső kalibrálás sorszáma</text:p>
          </table:table-cell>
          <table:table-cell table:style-name="ce40" office:value-type="string" calcext:value-type="string">
            <text:p>BKALIBTETEL</text:p>
          </table:table-cell>
          <table:table-cell table:style-name="ce40" office:value-type="string" calcext:value-type="string">
            <text:p>bksorszam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d_int</text:p>
          </table:table-cell>
          <table:table-cell table:style-name="ce51" office:value-type="string" calcext:value-type="string" table:number-columns-spanned="1" table:number-rows-spanned="2">
            <text:p>X</text:p>
          </table:table-cell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TÉTEL</text:p>
          </table:table-cell>
          <table:table-cell table:style-name="ce40" office:value-type="string" calcext:value-type="string">
            <text:p>tételszám</text:p>
          </table:table-cell>
          <table:table-cell table:style-name="ce40" office:value-type="string" calcext:value-type="string">
            <text:p>BKALIBTETEL</text:p>
          </table:table-cell>
          <table:table-cell table:style-name="ce40" office:value-type="string" calcext:value-type="string">
            <text:p>tetelszam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d_int</text:p>
          </table:table-cell>
          <table:covered-table-cell table:style-name="ce51" office:value-type="string" calcext:value-type="string">
            <text:p>X</text:p>
          </table:covered-table-cell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TÉTEL</text:p>
          </table:table-cell>
          <table:table-cell table:style-name="ce40" office:value-type="string" calcext:value-type="string">
            <text:p>elvárt érték</text:p>
          </table:table-cell>
          <table:table-cell table:style-name="ce40" office:value-type="string" calcext:value-type="string">
            <text:p>BKALIBTETEL</text:p>
          </table:table-cell>
          <table:table-cell table:style-name="ce40" office:value-type="string" calcext:value-type="string">
            <text:p>elvart</text:p>
          </table:table-cell>
          <table:table-cell table:style-name="ce40" office:value-type="string" calcext:value-type="string">
            <text:p>NUMERIC(9,4)</text:p>
          </table:table-cell>
          <table:table-cell table:style-name="ce40" office:value-type="string" calcext:value-type="string">
            <text:p>d_num9_4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7" office:value-type="string" calcext:value-type="string">
            <text:p>BELSŐ KALIBRÁLÁS TÉTEL</text:p>
          </table:table-cell>
          <table:table-cell table:style-name="ce14" office:value-type="string" calcext:value-type="string">
            <text:p>mért érték</text:p>
          </table:table-cell>
          <table:table-cell table:style-name="ce14" office:value-type="string" calcext:value-type="string">
            <text:p>BKALIBTETEL</text:p>
          </table:table-cell>
          <table:table-cell table:style-name="ce14" office:value-type="string" calcext:value-type="string">
            <text:p>mert</text:p>
          </table:table-cell>
          <table:table-cell table:style-name="ce14" office:value-type="string" calcext:value-type="string">
            <text:p>NUMERIC(9,4)</text:p>
          </table:table-cell>
          <table:table-cell table:style-name="ce14" office:value-type="string" calcext:value-type="string">
            <text:p>d_num9_4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EREDMÉNY</text:p>
          </table:table-cell>
          <table:table-cell table:style-name="ce40" office:value-type="string" calcext:value-type="string">
            <text:p>belső kalibrálás sorszáma</text:p>
          </table:table-cell>
          <table:table-cell table:style-name="ce40" office:value-type="string" calcext:value-type="string">
            <text:p>BKALIBEREDMENY</text:p>
          </table:table-cell>
          <table:table-cell table:style-name="ce40" office:value-type="string" calcext:value-type="string">
            <text:p>bksorszam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d_int</text:p>
          </table:table-cell>
          <table:table-cell table:style-name="ce51" office:value-type="string" calcext:value-type="string">
            <text:p>X</text:p>
          </table:table-cell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40" office:value-type="string" calcext:value-type="string">
            <text:p>BELSŐ KALIBRÁLÁS EREDMÉNY</text:p>
          </table:table-cell>
          <table:table-cell table:style-name="ce40" office:value-type="string" calcext:value-type="string">
            <text:p>minősítés</text:p>
          </table:table-cell>
          <table:table-cell table:style-name="ce40" office:value-type="string" calcext:value-type="string">
            <text:p>BKALIBEREDMENY</text:p>
          </table:table-cell>
          <table:table-cell table:style-name="ce40" office:value-type="string" calcext:value-type="string">
            <text:p>minosites</text:p>
          </table:table-cell>
          <table:table-cell table:style-name="ce40" office:value-type="string" calcext:value-type="string">
            <text:p>VARCHAR(20)</text:p>
          </table:table-cell>
          <table:table-cell table:style-name="ce40" office:value-type="string" calcext:value-type="string">
            <text:p>d_minosites</text:p>
          </table:table-cell>
          <table:table-cell table:style-name="ce51"/>
          <table:table-cell table:style-name="ce26" office:value-type="string" calcext:value-type="string">
            <text:p>MINOSITES.minosites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7" office:value-type="string" calcext:value-type="string">
            <text:p>BELSŐ KALIBRÁLÁS EREDMÉNY</text:p>
          </table:table-cell>
          <table:table-cell table:style-name="ce14" office:value-type="string" calcext:value-type="string">
            <text:p>megjegyzés</text:p>
          </table:table-cell>
          <table:table-cell table:style-name="ce14" office:value-type="string" calcext:value-type="string">
            <text:p>BKALIBEREDMENY</text:p>
          </table:table-cell>
          <table:table-cell table:style-name="ce14" office:value-type="string" calcext:value-type="string">
            <text:p>megjegyzes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d_txt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 office:value-type="string" calcext:value-type="string">
            <text:p>NULL</text:p>
          </table:table-cell>
          <table:table-cell table:number-columns-repeated="45"/>
        </table:table-row>
        <table:table-row table:style-name="ro2">
          <table:table-cell table:style-name="ce5" office:value-type="string" calcext:value-type="string">
            <text:p>KÜLSŐ KALIBRÁLÁS</text:p>
          </table:table-cell>
          <table:table-cell table:style-name="ce13" office:value-type="string" calcext:value-type="string">
            <text:p>külső kalibrálás sorszám</text:p>
          </table:table-cell>
          <table:table-cell table:style-name="ce13" office:value-type="string" calcext:value-type="string">
            <text:p>KKALIB</text:p>
          </table:table-cell>
          <table:table-cell table:style-name="ce13" office:value-type="string" calcext:value-type="string">
            <text:p>kksorszám</text:p>
          </table:table-cell>
          <table:table-cell table:style-name="ce13" office:value-type="string" calcext:value-type="string">
            <text:p>SERIAL</text:p>
          </table:table-cell>
          <table:table-cell table:style-name="ce13" office:value-type="string" calcext:value-type="string">
            <text:p>d_serial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 table:number-columns-repeated="45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40" office:value-type="string" calcext:value-type="string">
            <text:p>partnerkód</text:p>
          </table:table-cell>
          <table:table-cell table:style-name="ce40" office:value-type="string" calcext:value-type="string">
            <text:p>KKALIB</text:p>
          </table:table-cell>
          <table:table-cell table:style-name="ce40" office:value-type="string" calcext:value-type="string">
            <text:p>partnerkod</text:p>
          </table:table-cell>
          <table:table-cell table:style-name="ce40" office:value-type="string" calcext:value-type="string">
            <text:p>VARCHAR(4)</text:p>
          </table:table-cell>
          <table:table-cell table:style-name="ce40" office:value-type="string" calcext:value-type="string">
            <text:p>d_partnerkod</text:p>
          </table:table-cell>
          <table:table-cell table:style-name="ce51"/>
          <table:table-cell table:style-name="ce26" office:value-type="string" calcext:value-type="string">
            <text:p>PARTNER.partnerkod</text:p>
          </table:table-cell>
          <table:table-cell table:style-name="ce61" office:value-type="string" calcext:value-type="string" table:number-columns-spanned="1" table:number-rows-spanned="3">
            <text:p>X</text:p>
          </table:table-cell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40" office:value-type="string" calcext:value-type="string">
            <text:p>Jegyzőkönyv szám</text:p>
          </table:table-cell>
          <table:table-cell table:style-name="ce40" office:value-type="string" calcext:value-type="string">
            <text:p>KKALIB</text:p>
          </table:table-cell>
          <table:table-cell table:style-name="ce40" office:value-type="string" calcext:value-type="string">
            <text:p>jkvszam</text:p>
          </table:table-cell>
          <table:table-cell table:style-name="ce40" office:value-type="string" calcext:value-type="string">
            <text:p>VARCHAR(50)</text:p>
          </table:table-cell>
          <table:table-cell table:style-name="ce40" office:value-type="string" calcext:value-type="string">
            <text:p>d_jkvszam</text:p>
          </table:table-cell>
          <table:table-cell table:style-name="ce51"/>
          <table:table-cell table:style-name="ce26"/>
          <table:covered-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40" office:value-type="string" calcext:value-type="string">
            <text:p>külső kalibrálás dátuma</text:p>
          </table:table-cell>
          <table:table-cell table:style-name="ce40" office:value-type="string" calcext:value-type="string">
            <text:p>KKALIB</text:p>
          </table:table-cell>
          <table:table-cell table:style-name="ce40" office:value-type="string" calcext:value-type="string">
            <text:p>kalibdatum</text:p>
          </table:table-cell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_datum</text:p>
          </table:table-cell>
          <table:table-cell table:style-name="ce51"/>
          <table:table-cell table:style-name="ce26"/>
          <table:covered-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40" office:value-type="string" calcext:value-type="string">
            <text:p>gravirszám</text:p>
          </table:table-cell>
          <table:table-cell table:style-name="ce40" office:value-type="string" calcext:value-type="string">
            <text:p>KKALIB</text:p>
          </table:table-cell>
          <table:table-cell table:style-name="ce40" office:value-type="string" calcext:value-type="string">
            <text:p>gravirszam</text:p>
          </table:table-cell>
          <table:table-cell table:style-name="ce40" office:value-type="string" calcext:value-type="string">
            <text:p>VARCHAR(10)</text:p>
          </table:table-cell>
          <table:table-cell table:style-name="ce40" office:value-type="string" calcext:value-type="string">
            <text:p>d_gravir</text:p>
          </table:table-cell>
          <table:table-cell table:style-name="ce51"/>
          <table:table-cell table:style-name="ce26" office:value-type="string" calcext:value-type="string">
            <text:p>ESZKOZ.gravirszam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40" office:value-type="string" calcext:value-type="string">
            <text:p>minősítés</text:p>
          </table:table-cell>
          <table:table-cell table:style-name="ce40" office:value-type="string" calcext:value-type="string">
            <text:p>KKALIB</text:p>
          </table:table-cell>
          <table:table-cell table:style-name="ce40" office:value-type="string" calcext:value-type="string">
            <text:p>minosites</text:p>
          </table:table-cell>
          <table:table-cell table:style-name="ce40" office:value-type="string" calcext:value-type="string">
            <text:p>VARCHAR(20)</text:p>
          </table:table-cell>
          <table:table-cell table:style-name="ce40" office:value-type="string" calcext:value-type="string">
            <text:p>d_minosites</text:p>
          </table:table-cell>
          <table:table-cell table:style-name="ce51"/>
          <table:table-cell table:style-name="ce26" office:value-type="string" calcext:value-type="string">
            <text:p>MINOSITES.minosites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40" office:value-type="string" calcext:value-type="string">
            <text:p>kalibrálás érvényessége</text:p>
          </table:table-cell>
          <table:table-cell table:style-name="ce40" office:value-type="string" calcext:value-type="string">
            <text:p>KKALIB</text:p>
          </table:table-cell>
          <table:table-cell table:style-name="ce40" office:value-type="string" calcext:value-type="string">
            <text:p>kalibervenyes</text:p>
          </table:table-cell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d_datum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40" office:value-type="string" calcext:value-type="string">
            <text:p>javasolt ciklusidő</text:p>
          </table:table-cell>
          <table:table-cell table:style-name="ce40" office:value-type="string" calcext:value-type="string">
            <text:p>KKALIB</text:p>
          </table:table-cell>
          <table:table-cell table:style-name="ce40" office:value-type="string" calcext:value-type="string">
            <text:p>jciklido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d_int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 office:value-type="string" calcext:value-type="string">
            <text:p>NULL</text:p>
          </table:table-cell>
          <table:table-cell table:number-columns-repeated="45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40" office:value-type="string" calcext:value-type="string">
            <text:p>rögzítő felhasználónév</text:p>
          </table:table-cell>
          <table:table-cell table:style-name="ce40" office:value-type="string" calcext:value-type="string">
            <text:p>KKALIB</text:p>
          </table:table-cell>
          <table:table-cell table:style-name="ce40" office:value-type="string" calcext:value-type="string">
            <text:p>fhnev</text:p>
          </table:table-cell>
          <table:table-cell table:style-name="ce40" office:value-type="string" calcext:value-type="string">
            <text:p>VARCHAR(25)</text:p>
          </table:table-cell>
          <table:table-cell table:style-name="ce40" office:value-type="string" calcext:value-type="string">
            <text:p>d_fhnev</text:p>
          </table:table-cell>
          <table:table-cell table:style-name="ce51"/>
          <table:table-cell table:style-name="ce26" office:value-type="string" calcext:value-type="string">
            <text:p>FELHASZNALO.fhnev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7" office:value-type="string" calcext:value-type="string">
            <text:p>KÜLSŐ KALIBRÁLÁS</text:p>
          </table:table-cell>
          <table:table-cell table:style-name="ce14" office:value-type="string" calcext:value-type="string">
            <text:p>rögzítés időpontja</text:p>
          </table:table-cell>
          <table:table-cell table:style-name="ce14" office:value-type="string" calcext:value-type="string">
            <text:p>KKALIB</text:p>
          </table:table-cell>
          <table:table-cell table:style-name="ce14" office:value-type="string" calcext:value-type="string">
            <text:p>rogzidopon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d_curidobelyeg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 office:value-type="string" calcext:value-type="string">
            <text:p>'current timestamp’</text:p>
          </table:table-cell>
          <table:table-cell table:number-columns-repeated="45"/>
        </table:table-row>
        <table:table-row table:style-name="ro2">
          <table:table-cell table:style-name="ce6" office:value-type="string" calcext:value-type="string">
            <text:p>SELEJTEZES</text:p>
          </table:table-cell>
          <table:table-cell table:style-name="ce40" office:value-type="string" calcext:value-type="string">
            <text:p>selejtezési javaslat sorszáma</text:p>
          </table:table-cell>
          <table:table-cell table:style-name="ce40" office:value-type="string" calcext:value-type="string">
            <text:p>SELEJTEZES</text:p>
          </table:table-cell>
          <table:table-cell table:style-name="ce40" office:value-type="string" calcext:value-type="string">
            <text:p>selsorszam</text:p>
          </table:table-cell>
          <table:table-cell table:style-name="ce40" office:value-type="string" calcext:value-type="string">
            <text:p>SERIAL</text:p>
          </table:table-cell>
          <table:table-cell table:style-name="ce40" office:value-type="string" calcext:value-type="string">
            <text:p>d_serial</text:p>
          </table:table-cell>
          <table:table-cell table:style-name="ce51" office:value-type="string" calcext:value-type="string">
            <text:p>X</text:p>
          </table:table-cell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SELEJTEZES</text:p>
          </table:table-cell>
          <table:table-cell table:style-name="ce40" office:value-type="string" calcext:value-type="string">
            <text:p>gravírszám</text:p>
          </table:table-cell>
          <table:table-cell table:style-name="ce40" office:value-type="string" calcext:value-type="string">
            <text:p>SELEJTEZES</text:p>
          </table:table-cell>
          <table:table-cell table:style-name="ce40" office:value-type="string" calcext:value-type="string">
            <text:p>gravirszam</text:p>
          </table:table-cell>
          <table:table-cell table:style-name="ce40" office:value-type="string" calcext:value-type="string">
            <text:p>VARCHAR(10)</text:p>
          </table:table-cell>
          <table:table-cell table:style-name="ce40" office:value-type="string" calcext:value-type="string">
            <text:p>d_gravir</text:p>
          </table:table-cell>
          <table:table-cell table:style-name="ce51"/>
          <table:table-cell table:style-name="ce26" office:value-type="string" calcext:value-type="string">
            <text:p>ESZKOZ.gravirszam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SELEJTEZES</text:p>
          </table:table-cell>
          <table:table-cell table:style-name="ce40" office:value-type="string" calcext:value-type="string">
            <text:p>indoklás</text:p>
          </table:table-cell>
          <table:table-cell table:style-name="ce40" office:value-type="string" calcext:value-type="string">
            <text:p>SELEJTEZES</text:p>
          </table:table-cell>
          <table:table-cell table:style-name="ce40" office:value-type="string" calcext:value-type="string">
            <text:p>indoklas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d_txt</text:p>
          </table:table-cell>
          <table:table-cell table:style-name="ce51"/>
          <table:table-cell table:style-name="ce26"/>
          <table:table-cell table:style-name="ce40"/>
          <table:table-cell table:style-name="ce51" office:value-type="string" calcext:value-type="string">
            <text:p>X</text:p>
          </table:table-cell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SELEJTEZES</text:p>
          </table:table-cell>
          <table:table-cell table:style-name="ce40" office:value-type="string" calcext:value-type="string">
            <text:p>javaslat időpontja</text:p>
          </table:table-cell>
          <table:table-cell table:style-name="ce40" office:value-type="string" calcext:value-type="string">
            <text:p>SELEJTEZES</text:p>
          </table:table-cell>
          <table:table-cell table:style-name="ce40" office:value-type="string" calcext:value-type="string">
            <text:p>idopont</text:p>
          </table:table-cell>
          <table:table-cell table:style-name="ce40" office:value-type="string" calcext:value-type="string">
            <text:p>TIMESTAMP</text:p>
          </table:table-cell>
          <table:table-cell table:style-name="ce40" office:value-type="string" calcext:value-type="string">
            <text:p>d_curidobelyeg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 office:value-type="string" calcext:value-type="string">
            <text:p>'current timestamp’</text:p>
          </table:table-cell>
          <table:table-cell table:number-columns-repeated="45"/>
        </table:table-row>
        <table:table-row table:style-name="ro2">
          <table:table-cell table:style-name="ce7" office:value-type="string" calcext:value-type="string">
            <text:p>SELEJTEZES</text:p>
          </table:table-cell>
          <table:table-cell table:style-name="ce14" office:value-type="string" calcext:value-type="string">
            <text:p>felhasználónév</text:p>
          </table:table-cell>
          <table:table-cell table:style-name="ce14" office:value-type="string" calcext:value-type="string">
            <text:p>SELEJTEZES</text:p>
          </table:table-cell>
          <table:table-cell table:style-name="ce14" office:value-type="string" calcext:value-type="string">
            <text:p>fhnev</text:p>
          </table:table-cell>
          <table:table-cell table:style-name="ce14" office:value-type="string" calcext:value-type="string">
            <text:p>VARCHAR(25)</text:p>
          </table:table-cell>
          <table:table-cell table:style-name="ce14" office:value-type="string" calcext:value-type="string">
            <text:p>d_fhnev</text:p>
          </table:table-cell>
          <table:table-cell table:style-name="ce20"/>
          <table:table-cell table:style-name="ce27" office:value-type="string" calcext:value-type="string">
            <text:p>FELHASZNALO.fhnev</text:p>
          </table:table-cell>
          <table:table-cell table:style-name="ce14"/>
          <table:table-cell table:style-name="ce20"/>
          <table:table-cell table:style-name="ce35"/>
          <table:table-cell table:number-columns-repeated="45"/>
        </table:table-row>
        <table:table-row table:style-name="ro2">
          <table:table-cell table:style-name="ce6" office:value-type="string" calcext:value-type="string">
            <text:p>FÉNYKÉP</text:p>
          </table:table-cell>
          <table:table-cell table:style-name="ce40" office:value-type="string" calcext:value-type="string">
            <text:p>cikkszám</text:p>
          </table:table-cell>
          <table:table-cell table:style-name="ce40" office:value-type="string" calcext:value-type="string">
            <text:p>FENYKEP</text:p>
          </table:table-cell>
          <table:table-cell table:style-name="ce40" office:value-type="string" calcext:value-type="string">
            <text:p>cikkszam</text:p>
          </table:table-cell>
          <table:table-cell table:style-name="ce40" office:value-type="string" calcext:value-type="string">
            <text:p>VARCHAR(12)</text:p>
          </table:table-cell>
          <table:table-cell table:style-name="ce40" office:value-type="string" calcext:value-type="string">
            <text:p>d_cikk</text:p>
          </table:table-cell>
          <table:table-cell table:style-name="ce51" office:value-type="string" calcext:value-type="string" table:number-columns-spanned="1" table:number-rows-spanned="2">
            <text:p>X</text:p>
          </table:table-cell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FÉNYKÉP</text:p>
          </table:table-cell>
          <table:table-cell table:style-name="ce40" office:value-type="string" calcext:value-type="string">
            <text:p>sorszám</text:p>
          </table:table-cell>
          <table:table-cell table:style-name="ce40" office:value-type="string" calcext:value-type="string">
            <text:p>FENYKEP</text:p>
          </table:table-cell>
          <table:table-cell table:style-name="ce40" office:value-type="string" calcext:value-type="string">
            <text:p>sorszam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d_serial</text:p>
          </table:table-cell>
          <table:covered-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FÉNYKÉP</text:p>
          </table:table-cell>
          <table:table-cell table:style-name="ce40" office:value-type="string" calcext:value-type="string">
            <text:p>fájlnév</text:p>
          </table:table-cell>
          <table:table-cell table:style-name="ce40" office:value-type="string" calcext:value-type="string">
            <text:p>FENYKEP</text:p>
          </table:table-cell>
          <table:table-cell table:style-name="ce40" office:value-type="string" calcext:value-type="string">
            <text:p>fajlnev</text:p>
          </table:table-cell>
          <table:table-cell table:style-name="ce40" office:value-type="string" calcext:value-type="string">
            <text:p>VARCHAR(255)</text:p>
          </table:table-cell>
          <table:table-cell table:style-name="ce40" office:value-type="string" calcext:value-type="string">
            <text:p>d_fajl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7" office:value-type="string" calcext:value-type="string">
            <text:p>FÉNYKÉP</text:p>
          </table:table-cell>
          <table:table-cell table:style-name="ce14" office:value-type="string" calcext:value-type="string">
            <text:p>leírás</text:p>
          </table:table-cell>
          <table:table-cell table:style-name="ce14" office:value-type="string" calcext:value-type="string">
            <text:p>FENYKEP</text:p>
          </table:table-cell>
          <table:table-cell table:style-name="ce14" office:value-type="string" calcext:value-type="string">
            <text:p>leiras</text:p>
          </table:table-cell>
          <table:table-cell table:style-name="ce14" office:value-type="string" calcext:value-type="string">
            <text:p>VARCHAR(255)</text:p>
          </table:table-cell>
          <table:table-cell table:style-name="ce14" office:value-type="string" calcext:value-type="string">
            <text:p>d_leiras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 table:number-columns-repeated="45"/>
        </table:table-row>
        <table:table-row table:style-name="ro2">
          <table:table-cell table:style-name="ce6" office:value-type="string" calcext:value-type="string">
            <text:p>CSATOLMÁNY</text:p>
          </table:table-cell>
          <table:table-cell table:style-name="ce40" office:value-type="string" calcext:value-type="string">
            <text:p>gravirszám</text:p>
          </table:table-cell>
          <table:table-cell table:style-name="ce40" office:value-type="string" calcext:value-type="string">
            <text:p>CSATOLMANY</text:p>
          </table:table-cell>
          <table:table-cell table:style-name="ce40" office:value-type="string" calcext:value-type="string">
            <text:p>gravirszam</text:p>
          </table:table-cell>
          <table:table-cell table:style-name="ce40" office:value-type="string" calcext:value-type="string">
            <text:p>VARCHAR(10)</text:p>
          </table:table-cell>
          <table:table-cell table:style-name="ce40" office:value-type="string" calcext:value-type="string">
            <text:p>d_gravir</text:p>
          </table:table-cell>
          <table:table-cell table:style-name="ce51" office:value-type="string" calcext:value-type="string" table:number-columns-spanned="1" table:number-rows-spanned="2">
            <text:p>X</text:p>
          </table:table-cell>
          <table:table-cell table:style-name="ce26" office:value-type="string" calcext:value-type="string">
            <text:p>ESZKOZ.gravirszam</text:p>
          </table:table-cell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CSATOLMÁNY</text:p>
          </table:table-cell>
          <table:table-cell table:style-name="ce40" office:value-type="string" calcext:value-type="string">
            <text:p>sorszám</text:p>
          </table:table-cell>
          <table:table-cell table:style-name="ce40" office:value-type="string" calcext:value-type="string">
            <text:p>CSATOLMANY</text:p>
          </table:table-cell>
          <table:table-cell table:style-name="ce40" office:value-type="string" calcext:value-type="string">
            <text:p>sorszam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d_serial</text:p>
          </table:table-cell>
          <table:covered-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6" office:value-type="string" calcext:value-type="string">
            <text:p>CSATOLMÁNY</text:p>
          </table:table-cell>
          <table:table-cell table:style-name="ce40" office:value-type="string" calcext:value-type="string">
            <text:p>fájlnév</text:p>
          </table:table-cell>
          <table:table-cell table:style-name="ce40" office:value-type="string" calcext:value-type="string">
            <text:p>CSATOLMANY</text:p>
          </table:table-cell>
          <table:table-cell table:style-name="ce40" office:value-type="string" calcext:value-type="string">
            <text:p>fajlnev</text:p>
          </table:table-cell>
          <table:table-cell table:style-name="ce40" office:value-type="string" calcext:value-type="string">
            <text:p>VARCHAR(255)</text:p>
          </table:table-cell>
          <table:table-cell table:style-name="ce40" office:value-type="string" calcext:value-type="string">
            <text:p>d_fajl</text:p>
          </table:table-cell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2">
          <table:table-cell table:style-name="ce7" office:value-type="string" calcext:value-type="string">
            <text:p>CSATOLMÁNY</text:p>
          </table:table-cell>
          <table:table-cell table:style-name="ce14" office:value-type="string" calcext:value-type="string">
            <text:p>leírás</text:p>
          </table:table-cell>
          <table:table-cell table:style-name="ce14" office:value-type="string" calcext:value-type="string">
            <text:p>CSATOLMANY</text:p>
          </table:table-cell>
          <table:table-cell table:style-name="ce14" office:value-type="string" calcext:value-type="string">
            <text:p>leiras</text:p>
          </table:table-cell>
          <table:table-cell table:style-name="ce14" office:value-type="string" calcext:value-type="string">
            <text:p>VARCHAR(255)</text:p>
          </table:table-cell>
          <table:table-cell table:style-name="ce14" office:value-type="string" calcext:value-type="string">
            <text:p>d_leiras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 table:number-columns-repeated="45"/>
        </table:table-row>
        <table:table-row table:style-name="ro2">
          <table:table-cell table:style-name="ce6"/>
          <table:table-cell table:style-name="ce40" table:number-columns-repeated="5"/>
          <table:table-cell table:style-name="ce51"/>
          <table:table-cell table:style-name="ce26"/>
          <table:table-cell table:style-name="ce40"/>
          <table:table-cell table:style-name="ce51"/>
          <table:table-cell table:style-name="ce34"/>
          <table:table-cell table:number-columns-repeated="45"/>
        </table:table-row>
        <table:table-row table:style-name="ro3" table:number-rows-repeated="1048476">
          <table:table-cell table:number-columns-repeated="56"/>
        </table:table-row>
        <table:table-row table:style-name="ro3">
          <table:table-cell table:number-columns-repeated="56"/>
        </table:table-row>
      </table:table>
      <table:table table:name="Munkalap2" table:style-name="ta1">
        <office:forms form:automatic-focus="false" form:apply-design-mode="false"/>
        <table:table-column table:style-name="co5" table:default-cell-style-name="ce9"/>
        <table:table-column table:style-name="co6" table:default-cell-style-name="ce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1" office:value-type="string" calcext:value-type="string">
            <text:p>típus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egyedi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12)</text:p>
          </table:table-cell>
          <table:table-cell table:style-name="ce68" office:value-type="string" calcext:value-type="string">
            <text:p>d_cikk</text:p>
          </table:table-cell>
          <table:table-cell table:formula="of:=IF([.B2]&lt;&gt;[.B1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2)</text:p>
          </table:table-cell>
          <table:table-cell table:style-name="ce68" office:value-type="string" calcext:value-type="string">
            <text:p>d_cikk</text:p>
          </table:table-cell>
          <table:table-cell table:formula="of:=IF([.B3]&lt;&gt;[.B2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2)</text:p>
          </table:table-cell>
          <table:table-cell table:style-name="ce68" office:value-type="string" calcext:value-type="string">
            <text:p>d_cikk</text:p>
          </table:table-cell>
          <table:table-cell table:formula="of:=IF([.B4]&lt;&gt;[.B3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TIMESTAMP</text:p>
          </table:table-cell>
          <table:table-cell table:style-name="ce68" office:value-type="string" calcext:value-type="string">
            <text:p>d_curidobelyeg</text:p>
          </table:table-cell>
          <table:table-cell table:formula="of:=IF([.B5]&lt;&gt;[.B4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TIMESTAMP</text:p>
          </table:table-cell>
          <table:table-cell table:style-name="ce68" office:value-type="string" calcext:value-type="string">
            <text:p>d_curidobelyeg</text:p>
          </table:table-cell>
          <table:table-cell table:formula="of:=IF([.B6]&lt;&gt;[.B5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TIMESTAMP</text:p>
          </table:table-cell>
          <table:table-cell table:style-name="ce68" office:value-type="string" calcext:value-type="string">
            <text:p>d_curidobelyeg</text:p>
          </table:table-cell>
          <table:table-cell table:formula="of:=IF([.B7]&lt;&gt;[.B6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TIMESTAMP</text:p>
          </table:table-cell>
          <table:table-cell table:style-name="ce68" office:value-type="string" calcext:value-type="string">
            <text:p>d_curidobelyeg</text:p>
          </table:table-cell>
          <table:table-cell table:formula="of:=IF([.B8]&lt;&gt;[.B7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TIMESTAMP</text:p>
          </table:table-cell>
          <table:table-cell table:style-name="ce68" office:value-type="string" calcext:value-type="string">
            <text:p>d_curidobelyeg</text:p>
          </table:table-cell>
          <table:table-cell table:formula="of:=IF([.B9]&lt;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d_datum</text:p>
          </table:table-cell>
          <table:table-cell table:formula="of:=IF([.B10]&lt;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d_datum</text:p>
          </table:table-cell>
          <table:table-cell table:formula="of:=IF([.B11]&lt;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d_datum</text:p>
          </table:table-cell>
          <table:table-cell table:formula="of:=IF([.B12]&lt;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d_datum</text:p>
          </table:table-cell>
          <table:table-cell table:formula="of:=IF([.B13]&lt;&gt;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d_datum</text:p>
          </table:table-cell>
          <table:table-cell table:formula="of:=IF([.B14]&lt;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d_datum</text:p>
          </table:table-cell>
          <table:table-cell table:formula="of:=IF([.B15]&lt;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9)</text:p>
          </table:table-cell>
          <table:table-cell table:style-name="ce68" office:value-type="string" calcext:value-type="string">
            <text:p>d_eszkszam</text:p>
          </table:table-cell>
          <table:table-cell table:formula="of:=IF([.B16]&lt;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9)</text:p>
          </table:table-cell>
          <table:table-cell table:style-name="ce68" office:value-type="string" calcext:value-type="string">
            <text:p>d_eszkszam</text:p>
          </table:table-cell>
          <table:table-cell table:formula="of:=IF([.B17]&lt;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eszktipus</text:p>
          </table:table-cell>
          <table:table-cell table:formula="of:=IF([.B18]&lt;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255)</text:p>
          </table:table-cell>
          <table:table-cell table:style-name="ce68" office:value-type="string" calcext:value-type="string">
            <text:p>d_fajl</text:p>
          </table:table-cell>
          <table:table-cell table:formula="of:=IF([.B19]&lt;&gt;[.B18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55)</text:p>
          </table:table-cell>
          <table:table-cell table:style-name="ce68" office:value-type="string" calcext:value-type="string">
            <text:p>d_fajl</text:p>
          </table:table-cell>
          <table:table-cell table:formula="of:=IF([.B20]&lt;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fhnev</text:p>
          </table:table-cell>
          <table:table-cell table:formula="of:=IF([.B21]&lt;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fhnev</text:p>
          </table:table-cell>
          <table:table-cell table:formula="of:=IF([.B22]&lt;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fhnev</text:p>
          </table:table-cell>
          <table:table-cell table:formula="of:=IF([.B23]&lt;&gt;[.B22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fhnev</text:p>
          </table:table-cell>
          <table:table-cell table:formula="of:=IF([.B24]&lt;&gt;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IF([.B25]&lt;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IF([.B26]&lt;&gt;[.B25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IF([.B27]&lt;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IF([.B28]&lt;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IF([.B29]&lt;&gt;[.B28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IF([.B30]&lt;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IF([.B31]&lt;&gt;[.B30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gravir</text:p>
          </table:table-cell>
          <table:table-cell table:formula="of:=IF([.B32]&lt;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gysz</text:p>
          </table:table-cell>
          <table:table-cell table:formula="of:=IF([.B33]&lt;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BOOLEAN</text:p>
          </table:table-cell>
          <table:table-cell table:style-name="ce68" office:value-type="string" calcext:value-type="string">
            <text:p>d_hamis</text:p>
          </table:table-cell>
          <table:table-cell table:formula="of:=IF([.B34]&lt;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BOOLEAN</text:p>
          </table:table-cell>
          <table:table-cell table:style-name="ce68" office:value-type="string" calcext:value-type="string">
            <text:p>d_hamis</text:p>
          </table:table-cell>
          <table:table-cell table:formula="of:=IF([.B35]&lt;&gt;[.B34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BOOLEAN</text:p>
          </table:table-cell>
          <table:table-cell table:style-name="ce68" office:value-type="string" calcext:value-type="string">
            <text:p>d_hamis</text:p>
          </table:table-cell>
          <table:table-cell table:formula="of:=IF([.B36]&lt;&gt;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TIMESTAMP</text:p>
          </table:table-cell>
          <table:table-cell table:style-name="ce68" office:value-type="string" calcext:value-type="string">
            <text:p>d_idobelyeg</text:p>
          </table:table-cell>
          <table:table-cell table:formula="of:=IF([.B37]&lt;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TIMESTAMP</text:p>
          </table:table-cell>
          <table:table-cell table:style-name="ce68" office:value-type="string" calcext:value-type="string">
            <text:p>d_idobelyeg</text:p>
          </table:table-cell>
          <table:table-cell table:formula="of:=IF([.B38]&lt;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BOOLEAN</text:p>
          </table:table-cell>
          <table:table-cell table:style-name="ce68" office:value-type="string" calcext:value-type="string">
            <text:p>d_igaz</text:p>
          </table:table-cell>
          <table:table-cell table:formula="of:=IF([.B39]&lt;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IF([.B40]&lt;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IF([.B41]&lt;&gt;[.B40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IF([.B42]&lt;&gt;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IF([.B43]&lt;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IF([.B44]&lt;&gt;[.B43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IF([.B45]&lt;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IF([.B46]&lt;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INTEGER</text:p>
          </table:table-cell>
          <table:table-cell table:style-name="ce68" office:value-type="string" calcext:value-type="string">
            <text:p>d_int</text:p>
          </table:table-cell>
          <table:table-cell table:formula="of:=IF([.B47]&lt;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TEXT</text:p>
          </table:table-cell>
          <table:table-cell table:style-name="ce68" office:value-type="string" calcext:value-type="string">
            <text:p>d_jelszo</text:p>
          </table:table-cell>
          <table:table-cell table:formula="of:=IF([.B48]&lt;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50)</text:p>
          </table:table-cell>
          <table:table-cell table:style-name="ce68" office:value-type="string" calcext:value-type="string">
            <text:p>d_jkvszam</text:p>
          </table:table-cell>
          <table:table-cell table:formula="of:=IF([.B49]&lt;&gt;[.B48];1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8)</text:p>
          </table:table-cell>
          <table:table-cell table:style-name="ce68" office:value-type="string" calcext:value-type="string">
            <text:p>d_ktghely</text:p>
          </table:table-cell>
          <table:table-cell table:formula="of:=IF([.B50]&lt;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8)</text:p>
          </table:table-cell>
          <table:table-cell table:style-name="ce68" office:value-type="string" calcext:value-type="string">
            <text:p>d_ktghely</text:p>
          </table:table-cell>
          <table:table-cell table:formula="of:=IF([.B51]&lt;&gt;[.B50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8)</text:p>
          </table:table-cell>
          <table:table-cell table:style-name="ce68" office:value-type="string" calcext:value-type="string">
            <text:p>d_ktghely</text:p>
          </table:table-cell>
          <table:table-cell table:formula="of:=IF([.B52]&lt;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255)</text:p>
          </table:table-cell>
          <table:table-cell table:style-name="ce68" office:value-type="string" calcext:value-type="string">
            <text:p>d_leiras</text:p>
          </table:table-cell>
          <table:table-cell table:formula="of:=IF([.B53]&lt;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55)</text:p>
          </table:table-cell>
          <table:table-cell table:style-name="ce68" office:value-type="string" calcext:value-type="string">
            <text:p>d_leiras</text:p>
          </table:table-cell>
          <table:table-cell table:formula="of:=IF([.B54]&lt;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megyseg</text:p>
          </table:table-cell>
          <table:table-cell table:formula="of:=IF([.B55]&lt;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megyseg</text:p>
          </table:table-cell>
          <table:table-cell table:formula="of:=IF([.B56]&lt;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10)</text:p>
          </table:table-cell>
          <table:table-cell table:style-name="ce68" office:value-type="string" calcext:value-type="string">
            <text:p>d_megyseg</text:p>
          </table:table-cell>
          <table:table-cell table:formula="of:=IF([.B57]&lt;&gt;[.B56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20)</text:p>
          </table:table-cell>
          <table:table-cell table:style-name="ce68" office:value-type="string" calcext:value-type="string">
            <text:p>d_minosites</text:p>
          </table:table-cell>
          <table:table-cell table:formula="of:=IF([.B58]&lt;&gt;[.B57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0)</text:p>
          </table:table-cell>
          <table:table-cell table:style-name="ce68" office:value-type="string" calcext:value-type="string">
            <text:p>d_minosites</text:p>
          </table:table-cell>
          <table:table-cell table:formula="of:=IF([.B59]&lt;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0)</text:p>
          </table:table-cell>
          <table:table-cell table:style-name="ce68" office:value-type="string" calcext:value-type="string">
            <text:p>d_minosites</text:p>
          </table:table-cell>
          <table:table-cell table:formula="of:=IF([.B60]&lt;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0)</text:p>
          </table:table-cell>
          <table:table-cell table:style-name="ce68" office:value-type="string" calcext:value-type="string">
            <text:p>d_minosites</text:p>
          </table:table-cell>
          <table:table-cell table:formula="of:=IF([.B61]&lt;&gt;[.B60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mukmod</text:p>
          </table:table-cell>
          <table:table-cell table:formula="of:=IF([.B62]&lt;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63]&lt;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64]&lt;&gt;[.B63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65]&lt;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66]&lt;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67]&lt;&gt;[.B66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68]&lt;&gt;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69]&lt;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70]&lt;&gt;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71]&lt;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72]&lt;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73]&lt;&gt;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74]&lt;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nev</text:p>
          </table:table-cell>
          <table:table-cell table:formula="of:=IF([.B75]&lt;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NUMERIC(4,1)</text:p>
          </table:table-cell>
          <table:table-cell table:style-name="ce68" office:value-type="string" calcext:value-type="string">
            <text:p>d_num4_1</text:p>
          </table:table-cell>
          <table:table-cell table:formula="of:=IF([.B76]&lt;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NUMERIC(4,1)</text:p>
          </table:table-cell>
          <table:table-cell table:style-name="ce68" office:value-type="string" calcext:value-type="string">
            <text:p>d_num4_1</text:p>
          </table:table-cell>
          <table:table-cell table:formula="of:=IF([.B77]&lt;&gt;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NUMERIC(9,4)</text:p>
          </table:table-cell>
          <table:table-cell table:style-name="ce68" office:value-type="string" calcext:value-type="string">
            <text:p>d_num9_4</text:p>
          </table:table-cell>
          <table:table-cell table:formula="of:=IF([.B78]&lt;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NUMERIC(9,4)</text:p>
          </table:table-cell>
          <table:table-cell table:style-name="ce68" office:value-type="string" calcext:value-type="string">
            <text:p>d_num9_4</text:p>
          </table:table-cell>
          <table:table-cell table:formula="of:=IF([.B79]&lt;&gt;[.B78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osztas</text:p>
          </table:table-cell>
          <table:table-cell table:formula="of:=IF([.B80]&lt;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osztas</text:p>
          </table:table-cell>
          <table:table-cell table:formula="of:=IF([.B81]&lt;&gt;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4)</text:p>
          </table:table-cell>
          <table:table-cell table:style-name="ce68" office:value-type="string" calcext:value-type="string">
            <text:p>d_partnerkod</text:p>
          </table:table-cell>
          <table:table-cell table:formula="of:=IF([.B82]&lt;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)</text:p>
          </table:table-cell>
          <table:table-cell table:style-name="ce68" office:value-type="string" calcext:value-type="string">
            <text:p>d_partnerkod</text:p>
          </table:table-cell>
          <table:table-cell table:formula="of:=IF([.B83]&lt;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SERIAL</text:p>
          </table:table-cell>
          <table:table-cell table:style-name="ce68" office:value-type="string" calcext:value-type="string">
            <text:p>d_serial</text:p>
          </table:table-cell>
          <table:table-cell table:formula="of:=IF([.B84]&lt;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SERIAL</text:p>
          </table:table-cell>
          <table:table-cell table:style-name="ce68" office:value-type="string" calcext:value-type="string">
            <text:p>d_serial</text:p>
          </table:table-cell>
          <table:table-cell table:formula="of:=IF([.B85]&lt;&gt;[.B84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SERIAL</text:p>
          </table:table-cell>
          <table:table-cell table:style-name="ce68" office:value-type="string" calcext:value-type="string">
            <text:p>d_serial</text:p>
          </table:table-cell>
          <table:table-cell table:formula="of:=IF([.B86]&lt;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SERIAL</text:p>
          </table:table-cell>
          <table:table-cell table:style-name="ce68" office:value-type="string" calcext:value-type="string">
            <text:p>d_serial</text:p>
          </table:table-cell>
          <table:table-cell table:formula="of:=IF([.B87]&lt;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SERIAL</text:p>
          </table:table-cell>
          <table:table-cell table:style-name="ce68" office:value-type="string" calcext:value-type="string">
            <text:p>d_serial</text:p>
          </table:table-cell>
          <table:table-cell table:formula="of:=IF([.B88]&lt;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szerep</text:p>
          </table:table-cell>
          <table:table-cell table:formula="of:=IF([.B89]&lt;&gt;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25)</text:p>
          </table:table-cell>
          <table:table-cell table:style-name="ce68" office:value-type="string" calcext:value-type="string">
            <text:p>d_szerep</text:p>
          </table:table-cell>
          <table:table-cell table:formula="of:=IF([.B90]&lt;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tartomany</text:p>
          </table:table-cell>
          <table:table-cell table:formula="of:=IF([.B91]&lt;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255)</text:p>
          </table:table-cell>
          <table:table-cell table:style-name="ce68" office:value-type="string" calcext:value-type="string">
            <text:p>d_tech</text:p>
          </table:table-cell>
          <table:table-cell table:formula="of:=IF([.B92]&lt;&gt;[.B91];1;0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titulus</text:p>
          </table:table-cell>
          <table:table-cell table:formula="of:=IF([.B93]&lt;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40)</text:p>
          </table:table-cell>
          <table:table-cell table:style-name="ce68" office:value-type="string" calcext:value-type="string">
            <text:p>d_titulus</text:p>
          </table:table-cell>
          <table:table-cell table:formula="of:=IF([.B94]&lt;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VARCHAR(5)</text:p>
          </table:table-cell>
          <table:table-cell table:style-name="ce68" office:value-type="string" calcext:value-type="string">
            <text:p>d_torzsszam</text:p>
          </table:table-cell>
          <table:table-cell table:formula="of:=IF([.B95]&lt;&gt;[.B94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VARCHAR(5)</text:p>
          </table:table-cell>
          <table:table-cell table:style-name="ce68" office:value-type="string" calcext:value-type="string">
            <text:p>d_torzsszam</text:p>
          </table:table-cell>
          <table:table-cell table:formula="of:=IF([.B96]&lt;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TEXT</text:p>
          </table:table-cell>
          <table:table-cell table:style-name="ce68" office:value-type="string" calcext:value-type="string">
            <text:p>d_txt</text:p>
          </table:table-cell>
          <table:table-cell table:formula="of:=IF([.B97]&lt;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3" table:visibility="filter">
          <table:table-cell table:style-name="ce68" office:value-type="string" calcext:value-type="string">
            <text:p>TEXT</text:p>
          </table:table-cell>
          <table:table-cell table:style-name="ce68" office:value-type="string" calcext:value-type="string">
            <text:p>d_txt</text:p>
          </table:table-cell>
          <table:table-cell table:formula="of:=IF([.B98]&lt;&gt;[.B97];1;0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8" table:number-columns-repeated="2"/>
          <table:table-cell table:number-columns-repeated="4"/>
        </table:table-row>
        <table:table-row table:style-name="ro3" table:number-rows-repeated="104847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Munkalap1.M1:Munkalap1.M98"/>
        <table:database-range table:name="__Anonymous_Sheet_DB__1" table:target-range-address="Munkalap2.A1:Munkalap2.C98" table:display-filter-buttons="true">
          <table:filter>
            <table:filter-and>
              <table:filter-condition table:field-number="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00.00.00</text:date>, <text:time style:data-style-name="N2" text:time-value="12:27:54.873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12:40:23.871000000</meta:creation-date>
    <dc:date>2020-11-19T15:18:40.407000000</dc:date>
    <meta:editing-duration>PT1H32M</meta:editing-duration>
    <meta:editing-cycles>15</meta:editing-cycles>
    <meta:generator>LibreOffice/7.0.1.2$Windows_X86_64 LibreOffice_project/7cbcfc562f6eb6708b5ff7d7397325de9e764452</meta:generator>
    <meta:document-statistic meta:table-count="2" meta:cell-count="1171" meta:object-count="0"/>
  </office:meta>
</office:document-meta>
</file>